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tersection" table:style-name="ta1">
        <table:shapes>
          <draw:frame draw:z-index="0" draw:style-name="gr1" draw:text-style-name="P1" svg:width="22.775cm" svg:height="12.804cm" svg:x="19.37cm" svg:y="1.773cm">
            <draw:object draw:notify-on-update-of-ranges="Intersection.B2:Intersection.B38 Intersection.D1:Intersection.D1 Intersection.D2:Intersection.D38 Intersection.B2:Intersection.B38 Intersection.C1:Intersection.C1 Intersection.C2:Intersection.C38 Intersection.B2:Intersection.B38 Intersection.J1:Intersection.J1 Intersection.J2:Intersection.J38 Intersection.B2:Intersection.B38 Intersection.I1:Intersection.I1 Intersection.I2:Intersection.I38 Intersection.B2:Intersection.B38 Intersection.E1:Intersection.E1 Intersection.E2:Intersection.E38 Intersection.B2:Intersection.B38 Intersection.F1:Intersection.F1 Intersection.F2:Intersection.F32 Intersection.B2:Intersection.B38 Intersection.H1:Intersection.H1 Intersection.H2:Intersection.H38 Intersection.B2:Intersection.B38 Intersection.G1:Intersection.G1 Intersection.G2:Intersection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NonDeterminateJavaSet</text:p>
          </table:table-cell>
          <table:table-cell office:value-type="string" calcext:value-type="string">
            <text:p>LargeCoCollection</text:p>
          </table:table-cell>
          <table:table-cell office:value-type="string" calcext:value-type="string">
            <text:p>SmallCoCollection</text:p>
          </table:table-cell>
          <table:table-cell office:value-type="string" calcext:value-type="string">
            <text:p>TinyCoCollection</text:p>
          </table:table-cell>
          <table:table-cell office:value-type="string" calcext:value-type="string">
            <text:p>FixedCoCollection</text:p>
          </table:table-cell>
          <table:table-cell office:value-type="string" calcext:value-type="string">
            <text:p>SmallWellHashedCoCollection</text:p>
          </table:table-cell>
          <table:table-cell office:value-type="string" calcext:value-type="string">
            <text:p>NonDeterminateWellHashedJavaSet</text:p>
          </table:table-cell>
          <table:table-cell office:value-type="string" calcext:value-type="string">
            <text:p>LargeWellHashedCoCollectio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5" calcext:value-type="float">
            <text:p>0.15</text:p>
          </table:table-cell>
          <table:table-cell office:value-type="float" office:value="18.2" calcext:value-type="float">
            <text:p>18.2</text:p>
          </table:table-cell>
          <table:table-cell office:value-type="float" office:value="53.6" calcext:value-type="float">
            <text:p>53.6</text:p>
          </table:table-cell>
          <table:table-cell office:value-type="float" office:value="42.5" calcext:value-type="float">
            <text:p>42.5</text:p>
          </table:table-cell>
          <table:table-cell office:value-type="float" office:value="44.4" calcext:value-type="float">
            <text:p>44.4</text:p>
          </table:table-cell>
          <table:table-cell office:value-type="float" office:value="3.5" calcext:value-type="float">
            <text:p>3.5</text:p>
          </table:table-cell>
          <table:table-cell office:value-type="float" office:value="40.9" calcext:value-type="float">
            <text:p>40.9</text:p>
          </table:table-cell>
          <table:table-cell office:value-type="float" office:value="18.1" calcext:value-type="float">
            <text:p>18.1</text:p>
          </table:table-cell>
          <table:table-cell office:value-type="float" office:value="53.7" calcext:value-type="float">
            <text:p>53.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92.7" calcext:value-type="float">
            <text:p>92.7</text:p>
          </table:table-cell>
          <table:table-cell office:value-type="float" office:value="36.1" calcext:value-type="float">
            <text:p>36.1</text:p>
          </table:table-cell>
          <table:table-cell office:value-type="float" office:value="36.6" calcext:value-type="float">
            <text:p>36.6</text:p>
          </table:table-cell>
          <table:table-cell office:value-type="float" office:value="4.9" calcext:value-type="float">
            <text:p>4.9</text:p>
          </table:table-cell>
          <table:table-cell office:value-type="float" office:value="35.9" calcext:value-type="float">
            <text:p>35.9</text:p>
          </table:table-cell>
          <table:table-cell office:value-type="float" office:value="56.1" calcext:value-type="float">
            <text:p>56.1</text:p>
          </table:table-cell>
          <table:table-cell office:value-type="float" office:value="89.8" calcext:value-type="float">
            <text:p>89.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9.6" calcext:value-type="float">
            <text:p>39.6</text:p>
          </table:table-cell>
          <table:table-cell office:value-type="float" office:value="56.4" calcext:value-type="float">
            <text:p>56.4</text:p>
          </table:table-cell>
          <table:table-cell office:value-type="float" office:value="19.4" calcext:value-type="float">
            <text:p>19.4</text:p>
          </table:table-cell>
          <table:table-cell office:value-type="float" office:value="20.4" calcext:value-type="float">
            <text:p>20.4</text:p>
          </table:table-cell>
          <table:table-cell office:value-type="float" office:value="2.6" calcext:value-type="float">
            <text:p>2.6</text:p>
          </table:table-cell>
          <table:table-cell office:value-type="float" office:value="18.7" calcext:value-type="float">
            <text:p>18.7</text:p>
          </table:table-cell>
          <table:table-cell office:value-type="float" office:value="38.7" calcext:value-type="float">
            <text:p>38.7</text:p>
          </table:table-cell>
          <table:table-cell office:value-type="float" office:value="53.9" calcext:value-type="float">
            <text:p>53.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33.133" calcext:value-type="float">
            <text:p>33.133</text:p>
          </table:table-cell>
          <table:table-cell office:value-type="float" office:value="45.045" calcext:value-type="float">
            <text:p>45.045</text:p>
          </table:table-cell>
          <table:table-cell office:value-type="float" office:value="13.714" calcext:value-type="float">
            <text:p>13.714</text:p>
          </table:table-cell>
          <table:table-cell office:value-type="float" office:value="14.214" calcext:value-type="float">
            <text:p>14.214</text:p>
          </table:table-cell>
          <table:table-cell office:value-type="float" office:value="2.102" calcext:value-type="float">
            <text:p>2.102</text:p>
          </table:table-cell>
          <table:table-cell office:value-type="float" office:value="12.813" calcext:value-type="float">
            <text:p>12.813</text:p>
          </table:table-cell>
          <table:table-cell office:value-type="float" office:value="31.231" calcext:value-type="float">
            <text:p>31.231</text:p>
          </table:table-cell>
          <table:table-cell office:value-type="float" office:value="41.842" calcext:value-type="float">
            <text:p>41.84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28.5" calcext:value-type="float">
            <text:p>28.5</text:p>
          </table:table-cell>
          <table:table-cell office:value-type="float" office:value="35.6" calcext:value-type="float">
            <text:p>35.6</text:p>
          </table:table-cell>
          <table:table-cell office:value-type="float" office:value="9.4" calcext:value-type="float">
            <text:p>9.4</text:p>
          </table:table-cell>
          <table:table-cell office:value-type="float" office:value="9.6" calcext:value-type="float">
            <text:p>9.6</text:p>
          </table:table-cell>
          <table:table-cell office:value-type="float" office:value="3.9" calcext:value-type="float">
            <text:p>3.9</text:p>
          </table:table-cell>
          <table:table-cell office:value-type="float" office:value="7.3" calcext:value-type="float">
            <text:p>7.3</text:p>
          </table:table-cell>
          <table:table-cell office:value-type="float" office:value="25.7" calcext:value-type="float">
            <text:p>25.7</text:p>
          </table:table-cell>
          <table:table-cell office:value-type="float" office:value="30.9" calcext:value-type="float">
            <text:p>30.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25.151" calcext:value-type="float">
            <text:p>25.151</text:p>
          </table:table-cell>
          <table:table-cell office:value-type="float" office:value="29.577" calcext:value-type="float">
            <text:p>29.577</text:p>
          </table:table-cell>
          <table:table-cell office:value-type="float" office:value="7.445" calcext:value-type="float">
            <text:p>7.445</text:p>
          </table:table-cell>
          <table:table-cell office:value-type="float" office:value="7.746" calcext:value-type="float">
            <text:p>7.746</text:p>
          </table:table-cell>
          <table:table-cell/>
          <table:table-cell office:value-type="float" office:value="5.533" calcext:value-type="float">
            <text:p>5.533</text:p>
          </table:table-cell>
          <table:table-cell office:value-type="float" office:value="23.944" calcext:value-type="float">
            <text:p>23.944</text:p>
          </table:table-cell>
          <table:table-cell office:value-type="float" office:value="27.565" calcext:value-type="float">
            <text:p>27.5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4.6" calcext:value-type="float">
            <text:p>24.6</text:p>
          </table:table-cell>
          <table:table-cell office:value-type="float" office:value="28.9" calcext:value-type="float">
            <text:p>28.9</text:p>
          </table:table-cell>
          <table:table-cell office:value-type="float" office:value="7.6" calcext:value-type="float">
            <text:p>7.6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21.7" calcext:value-type="float">
            <text:p>21.7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22.323" calcext:value-type="float">
            <text:p>22.323</text:p>
          </table:table-cell>
          <table:table-cell office:value-type="float" office:value="27.172" calcext:value-type="float">
            <text:p>27.172</text:p>
          </table:table-cell>
          <table:table-cell office:value-type="float" office:value="6.97" calcext:value-type="float">
            <text:p>6.97</text:p>
          </table:table-cell>
          <table:table-cell office:value-type="float" office:value="6.768" calcext:value-type="float">
            <text:p>6.768</text:p>
          </table:table-cell>
          <table:table-cell/>
          <table:table-cell office:value-type="float" office:value="4.747" calcext:value-type="float">
            <text:p>4.747</text:p>
          </table:table-cell>
          <table:table-cell office:value-type="float" office:value="21.818" calcext:value-type="float">
            <text:p>21.818</text:p>
          </table:table-cell>
          <table:table-cell office:value-type="float" office:value="25.152" calcext:value-type="float">
            <text:p>25.1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22.121" calcext:value-type="float">
            <text:p>22.121</text:p>
          </table:table-cell>
          <table:table-cell office:value-type="float" office:value="25.657" calcext:value-type="float">
            <text:p>25.657</text:p>
          </table:table-cell>
          <table:table-cell office:value-type="float" office:value="7.273" calcext:value-type="float">
            <text:p>7.273</text:p>
          </table:table-cell>
          <table:table-cell office:value-type="float" office:value="6.869" calcext:value-type="float">
            <text:p>6.869</text:p>
          </table:table-cell>
          <table:table-cell/>
          <table:table-cell office:value-type="float" office:value="4.646" calcext:value-type="float">
            <text:p>4.646</text:p>
          </table:table-cell>
          <table:table-cell office:value-type="float" office:value="20.101" calcext:value-type="float">
            <text:p>20.101</text:p>
          </table:table-cell>
          <table:table-cell office:value-type="float" office:value="24.444" calcext:value-type="float">
            <text:p>24.4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2.379" calcext:value-type="float">
            <text:p>22.379</text:p>
          </table:table-cell>
          <table:table-cell office:value-type="float" office:value="27.218" calcext:value-type="float">
            <text:p>27.218</text:p>
          </table:table-cell>
          <table:table-cell office:value-type="float" office:value="7.46" calcext:value-type="float">
            <text:p>7.46</text:p>
          </table:table-cell>
          <table:table-cell office:value-type="float" office:value="7.056" calcext:value-type="float">
            <text:p>7.056</text:p>
          </table:table-cell>
          <table:table-cell/>
          <table:table-cell office:value-type="float" office:value="4.839" calcext:value-type="float">
            <text:p>4.839</text:p>
          </table:table-cell>
          <table:table-cell office:value-type="float" office:value="19.859" calcext:value-type="float">
            <text:p>19.859</text:p>
          </table:table-cell>
          <table:table-cell office:value-type="float" office:value="24.093" calcext:value-type="float">
            <text:p>24.0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1.222" calcext:value-type="float">
            <text:p>21.222</text:p>
          </table:table-cell>
          <table:table-cell office:value-type="float" office:value="26.501" calcext:value-type="float">
            <text:p>26.501</text:p>
          </table:table-cell>
          <table:table-cell office:value-type="float" office:value="6.936" calcext:value-type="float">
            <text:p>6.936</text:p>
          </table:table-cell>
          <table:table-cell office:value-type="float" office:value="6.729" calcext:value-type="float">
            <text:p>6.729</text:p>
          </table:table-cell>
          <table:table-cell/>
          <table:table-cell office:value-type="float" office:value="4.762" calcext:value-type="float">
            <text:p>4.762</text:p>
          </table:table-cell>
          <table:table-cell office:value-type="float" office:value="19.358" calcext:value-type="float">
            <text:p>19.358</text:p>
          </table:table-cell>
          <table:table-cell office:value-type="float" office:value="22.671" calcext:value-type="float">
            <text:p>22.6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21.008" calcext:value-type="float">
            <text:p>21.008</text:p>
          </table:table-cell>
          <table:table-cell office:value-type="float" office:value="26.471" calcext:value-type="float">
            <text:p>26.471</text:p>
          </table:table-cell>
          <table:table-cell office:value-type="float" office:value="7.458" calcext:value-type="float">
            <text:p>7.458</text:p>
          </table:table-cell>
          <table:table-cell office:value-type="float" office:value="7.248" calcext:value-type="float">
            <text:p>7.248</text:p>
          </table:table-cell>
          <table:table-cell/>
          <table:table-cell office:value-type="float" office:value="4.727" calcext:value-type="float">
            <text:p>4.727</text:p>
          </table:table-cell>
          <table:table-cell office:value-type="float" office:value="19.223" calcext:value-type="float">
            <text:p>19.223</text:p>
          </table:table-cell>
          <table:table-cell office:value-type="float" office:value="23.109" calcext:value-type="float">
            <text:p>23.1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.3" calcext:value-type="float">
            <text:p>21.3</text:p>
          </table:table-cell>
          <table:table-cell office:value-type="float" office:value="26.5" calcext:value-type="float">
            <text:p>26.5</text:p>
          </table:table-cell>
          <table:table-cell office:value-type="float" office:value="7.4" calcext:value-type="float">
            <text:p>7.4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19.7" calcext:value-type="float">
            <text:p>19.7</text:p>
          </table:table-cell>
          <table:table-cell office:value-type="float" office:value="23.7" calcext:value-type="float">
            <text:p>23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20.635" calcext:value-type="float">
            <text:p>20.635</text:p>
          </table:table-cell>
          <table:table-cell office:value-type="float" office:value="26.644" calcext:value-type="float">
            <text:p>26.644</text:p>
          </table:table-cell>
          <table:table-cell office:value-type="float" office:value="7.596" calcext:value-type="float">
            <text:p>7.596</text:p>
          </table:table-cell>
          <table:table-cell office:value-type="float" office:value="7.71" calcext:value-type="float">
            <text:p>7.71</text:p>
          </table:table-cell>
          <table:table-cell/>
          <table:table-cell office:value-type="float" office:value="5.442" calcext:value-type="float">
            <text:p>5.442</text:p>
          </table:table-cell>
          <table:table-cell office:value-type="float" office:value="18.367" calcext:value-type="float">
            <text:p>18.367</text:p>
          </table:table-cell>
          <table:table-cell office:value-type="float" office:value="22.789" calcext:value-type="float">
            <text:p>22.7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20.814" calcext:value-type="float">
            <text:p>20.814</text:p>
          </table:table-cell>
          <table:table-cell office:value-type="float" office:value="27.791" calcext:value-type="float">
            <text:p>27.791</text:p>
          </table:table-cell>
          <table:table-cell table:number-columns-repeated="2" office:value-type="float" office:value="8.256" calcext:value-type="float">
            <text:p>8.256</text:p>
          </table:table-cell>
          <table:table-cell/>
          <table:table-cell office:value-type="float" office:value="5.814" calcext:value-type="float">
            <text:p>5.814</text:p>
          </table:table-cell>
          <table:table-cell office:value-type="float" office:value="19.419" calcext:value-type="float">
            <text:p>19.419</text:p>
          </table:table-cell>
          <table:table-cell office:value-type="float" office:value="24.07" calcext:value-type="float">
            <text:p>24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20.148" calcext:value-type="float">
            <text:p>20.148</text:p>
          </table:table-cell>
          <table:table-cell office:value-type="float" office:value="28.059" calcext:value-type="float">
            <text:p>28.059</text:p>
          </table:table-cell>
          <table:table-cell office:value-type="float" office:value="8.755" calcext:value-type="float">
            <text:p>8.755</text:p>
          </table:table-cell>
          <table:table-cell office:value-type="float" office:value="8.966" calcext:value-type="float">
            <text:p>8.966</text:p>
          </table:table-cell>
          <table:table-cell/>
          <table:table-cell office:value-type="float" office:value="6.329" calcext:value-type="float">
            <text:p>6.329</text:p>
          </table:table-cell>
          <table:table-cell office:value-type="float" office:value="18.46" calcext:value-type="float">
            <text:p>18.46</text:p>
          </table:table-cell>
          <table:table-cell office:value-type="float" office:value="23.629" calcext:value-type="float">
            <text:p>23.6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4" calcext:value-type="float">
            <text:p>464</text:p>
          </table:table-cell>
          <table:table-cell office:value-type="float" office:value="21.121" calcext:value-type="float">
            <text:p>21.121</text:p>
          </table:table-cell>
          <table:table-cell office:value-type="float" office:value="31.466" calcext:value-type="float">
            <text:p>31.466</text:p>
          </table:table-cell>
          <table:table-cell office:value-type="float" office:value="9.052" calcext:value-type="float">
            <text:p>9.052</text:p>
          </table:table-cell>
          <table:table-cell office:value-type="float" office:value="9.267" calcext:value-type="float">
            <text:p>9.267</text:p>
          </table:table-cell>
          <table:table-cell/>
          <table:table-cell office:value-type="float" office:value="6.573" calcext:value-type="float">
            <text:p>6.573</text:p>
          </table:table-cell>
          <table:table-cell office:value-type="float" office:value="19.828" calcext:value-type="float">
            <text:p>19.828</text:p>
          </table:table-cell>
          <table:table-cell office:value-type="float" office:value="24.353" calcext:value-type="float">
            <text:p>24.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23.201" calcext:value-type="float">
            <text:p>23.201</text:p>
          </table:table-cell>
          <table:table-cell office:value-type="float" office:value="32.746" calcext:value-type="float">
            <text:p>32.746</text:p>
          </table:table-cell>
          <table:table-cell office:value-type="float" office:value="9.104" calcext:value-type="float">
            <text:p>9.104</text:p>
          </table:table-cell>
          <table:table-cell office:value-type="float" office:value="9.838" calcext:value-type="float">
            <text:p>9.838</text:p>
          </table:table-cell>
          <table:table-cell/>
          <table:table-cell office:value-type="float" office:value="7.048" calcext:value-type="float">
            <text:p>7.048</text:p>
          </table:table-cell>
          <table:table-cell office:value-type="float" office:value="18.796" calcext:value-type="float">
            <text:p>18.796</text:p>
          </table:table-cell>
          <table:table-cell office:value-type="float" office:value="23.935" calcext:value-type="float">
            <text:p>23.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38.4" calcext:value-type="float">
            <text:p>38.4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float" office:value="18.7" calcext:value-type="float">
            <text:p>18.7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8" calcext:value-type="float">
            <text:p>1468</text:p>
          </table:table-cell>
          <table:table-cell office:value-type="float" office:value="30.313" calcext:value-type="float">
            <text:p>30.313</text:p>
          </table:table-cell>
          <table:table-cell office:value-type="float" office:value="41.894" calcext:value-type="float">
            <text:p>41.894</text:p>
          </table:table-cell>
          <table:table-cell office:value-type="float" office:value="14.578" calcext:value-type="float">
            <text:p>14.578</text:p>
          </table:table-cell>
          <table:table-cell office:value-type="float" office:value="10.831" calcext:value-type="float">
            <text:p>10.831</text:p>
          </table:table-cell>
          <table:table-cell/>
          <table:table-cell office:value-type="float" office:value="8.311" calcext:value-type="float">
            <text:p>8.311</text:p>
          </table:table-cell>
          <table:table-cell office:value-type="float" office:value="18.052" calcext:value-type="float">
            <text:p>18.052</text:p>
          </table:table-cell>
          <table:table-cell office:value-type="float" office:value="25.272" calcext:value-type="float">
            <text:p>25.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4" calcext:value-type="float">
            <text:p>2154</text:p>
          </table:table-cell>
          <table:table-cell office:value-type="float" office:value="33.519" calcext:value-type="float">
            <text:p>33.519</text:p>
          </table:table-cell>
          <table:table-cell office:value-type="float" office:value="46.704" calcext:value-type="float">
            <text:p>46.704</text:p>
          </table:table-cell>
          <table:table-cell office:value-type="float" office:value="16.295" calcext:value-type="float">
            <text:p>16.295</text:p>
          </table:table-cell>
          <table:table-cell office:value-type="float" office:value="11.328" calcext:value-type="float">
            <text:p>11.328</text:p>
          </table:table-cell>
          <table:table-cell/>
          <table:table-cell office:value-type="float" office:value="8.496" calcext:value-type="float">
            <text:p>8.496</text:p>
          </table:table-cell>
          <table:table-cell office:value-type="float" office:value="18.617" calcext:value-type="float">
            <text:p>18.617</text:p>
          </table:table-cell>
          <table:table-cell office:value-type="float" office:value="26.973" calcext:value-type="float">
            <text:p>26.9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2" calcext:value-type="float">
            <text:p>3162</text:p>
          </table:table-cell>
          <table:table-cell office:value-type="float" office:value="36.528" calcext:value-type="float">
            <text:p>36.528</text:p>
          </table:table-cell>
          <table:table-cell office:value-type="float" office:value="53.479" calcext:value-type="float">
            <text:p>53.479</text:p>
          </table:table-cell>
          <table:table-cell office:value-type="float" office:value="16.762" calcext:value-type="float">
            <text:p>16.762</text:p>
          </table:table-cell>
          <table:table-cell office:value-type="float" office:value="12.903" calcext:value-type="float">
            <text:p>12.903</text:p>
          </table:table-cell>
          <table:table-cell/>
          <table:table-cell office:value-type="float" office:value="8.571" calcext:value-type="float">
            <text:p>8.571</text:p>
          </table:table-cell>
          <table:table-cell office:value-type="float" office:value="19.292" calcext:value-type="float">
            <text:p>19.292</text:p>
          </table:table-cell>
          <table:table-cell office:value-type="float" office:value="27.419" calcext:value-type="float">
            <text:p>27.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2" calcext:value-type="float">
            <text:p>4642</text:p>
          </table:table-cell>
          <table:table-cell office:value-type="float" office:value="39.444" calcext:value-type="float">
            <text:p>39.444</text:p>
          </table:table-cell>
          <table:table-cell office:value-type="float" office:value="54.072" calcext:value-type="float">
            <text:p>54.072</text:p>
          </table:table-cell>
          <table:table-cell office:value-type="float" office:value="17.277" calcext:value-type="float">
            <text:p>17.277</text:p>
          </table:table-cell>
          <table:table-cell office:value-type="float" office:value="14.433" calcext:value-type="float">
            <text:p>14.433</text:p>
          </table:table-cell>
          <table:table-cell/>
          <table:table-cell office:value-type="float" office:value="8.832" calcext:value-type="float">
            <text:p>8.832</text:p>
          </table:table-cell>
          <table:table-cell office:value-type="float" office:value="18.096" calcext:value-type="float">
            <text:p>18.096</text:p>
          </table:table-cell>
          <table:table-cell office:value-type="float" office:value="26.562" calcext:value-type="float">
            <text:p>26.5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3" calcext:value-type="float">
            <text:p>6813</text:p>
          </table:table-cell>
          <table:table-cell office:value-type="float" office:value="42.346" calcext:value-type="float">
            <text:p>42.346</text:p>
          </table:table-cell>
          <table:table-cell office:value-type="float" office:value="58.814" calcext:value-type="float">
            <text:p>58.814</text:p>
          </table:table-cell>
          <table:table-cell office:value-type="float" office:value="18.23" calcext:value-type="float">
            <text:p>18.23</text:p>
          </table:table-cell>
          <table:table-cell office:value-type="float" office:value="15.837" calcext:value-type="float">
            <text:p>15.837</text:p>
          </table:table-cell>
          <table:table-cell/>
          <table:table-cell office:value-type="float" office:value="9.218" calcext:value-type="float">
            <text:p>9.218</text:p>
          </table:table-cell>
          <table:table-cell office:value-type="float" office:value="18.978" calcext:value-type="float">
            <text:p>18.978</text:p>
          </table:table-cell>
          <table:table-cell office:value-type="float" office:value="28.754" calcext:value-type="float">
            <text:p>28.7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4.8" calcext:value-type="float">
            <text:p>44.8</text:p>
          </table:table-cell>
          <table:table-cell office:value-type="float" office:value="63.07" calcext:value-type="float">
            <text:p>63.07</text:p>
          </table:table-cell>
          <table:table-cell office:value-type="float" office:value="18.35" calcext:value-type="float">
            <text:p>18.35</text:p>
          </table:table-cell>
          <table:table-cell office:value-type="float" office:value="16.97" calcext:value-type="float">
            <text:p>16.97</text:p>
          </table:table-cell>
          <table:table-cell/>
          <table:table-cell office:value-type="float" office:value="9.78" calcext:value-type="float">
            <text:p>9.78</text:p>
          </table:table-cell>
          <table:table-cell office:value-type="float" office:value="19.4" calcext:value-type="float">
            <text:p>19.4</text:p>
          </table:table-cell>
          <table:table-cell office:value-type="float" office:value="33.42" calcext:value-type="float">
            <text:p>33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78" calcext:value-type="float">
            <text:p>14678</text:p>
          </table:table-cell>
          <table:table-cell office:value-type="float" office:value="51.179" calcext:value-type="float">
            <text:p>51.179</text:p>
          </table:table-cell>
          <table:table-cell office:value-type="float" office:value="67.87" calcext:value-type="float">
            <text:p>67.87</text:p>
          </table:table-cell>
          <table:table-cell office:value-type="float" office:value="18.456" calcext:value-type="float">
            <text:p>18.456</text:p>
          </table:table-cell>
          <table:table-cell table:number-columns-repeated="2"/>
          <table:table-cell office:value-type="float" office:value="10.008" calcext:value-type="float">
            <text:p>10.008</text:p>
          </table:table-cell>
          <table:table-cell office:value-type="float" office:value="24.383" calcext:value-type="float">
            <text:p>24.383</text:p>
          </table:table-cell>
          <table:table-cell office:value-type="float" office:value="34.589" calcext:value-type="float">
            <text:p>34.5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44" calcext:value-type="float">
            <text:p>21544</text:p>
          </table:table-cell>
          <table:table-cell office:value-type="float" office:value="54.057" calcext:value-type="float">
            <text:p>54.057</text:p>
          </table:table-cell>
          <table:table-cell office:value-type="float" office:value="63.934" calcext:value-type="float">
            <text:p>63.934</text:p>
          </table:table-cell>
          <table:table-cell office:value-type="float" office:value="19.221" calcext:value-type="float">
            <text:p>19.221</text:p>
          </table:table-cell>
          <table:table-cell table:number-columns-repeated="2"/>
          <table:table-cell office:value-type="float" office:value="10.318" calcext:value-type="float">
            <text:p>10.318</text:p>
          </table:table-cell>
          <table:table-cell office:value-type="float" office:value="26.56" calcext:value-type="float">
            <text:p>26.56</text:p>
          </table:table-cell>
          <table:table-cell office:value-type="float" office:value="33.555" calcext:value-type="float">
            <text:p>33.5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23" calcext:value-type="float">
            <text:p>31623</text:p>
          </table:table-cell>
          <table:table-cell office:value-type="float" office:value="55.09" calcext:value-type="float">
            <text:p>55.09</text:p>
          </table:table-cell>
          <table:table-cell office:value-type="float" office:value="69.987" calcext:value-type="float">
            <text:p>69.987</text:p>
          </table:table-cell>
          <table:table-cell office:value-type="float" office:value="19.533" calcext:value-type="float">
            <text:p>19.533</text:p>
          </table:table-cell>
          <table:table-cell table:number-columns-repeated="2"/>
          <table:table-cell office:value-type="float" office:value="10.695" calcext:value-type="float">
            <text:p>10.695</text:p>
          </table:table-cell>
          <table:table-cell office:value-type="float" office:value="22.253" calcext:value-type="float">
            <text:p>22.253</text:p>
          </table:table-cell>
          <table:table-cell office:value-type="float" office:value="32.704" calcext:value-type="float">
            <text:p>32.7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16" calcext:value-type="float">
            <text:p>46416</text:p>
          </table:table-cell>
          <table:table-cell office:value-type="float" office:value="51.655" calcext:value-type="float">
            <text:p>51.655</text:p>
          </table:table-cell>
          <table:table-cell office:value-type="float" office:value="72.992" calcext:value-type="float">
            <text:p>72.992</text:p>
          </table:table-cell>
          <table:table-cell office:value-type="float" office:value="19.685" calcext:value-type="float">
            <text:p>19.685</text:p>
          </table:table-cell>
          <table:table-cell table:number-columns-repeated="2"/>
          <table:table-cell office:value-type="float" office:value="10.994" calcext:value-type="float">
            <text:p>10.994</text:p>
          </table:table-cell>
          <table:table-cell office:value-type="float" office:value="20.564" calcext:value-type="float">
            <text:p>20.564</text:p>
          </table:table-cell>
          <table:table-cell office:value-type="float" office:value="37.334" calcext:value-type="float">
            <text:p>37.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29" calcext:value-type="float">
            <text:p>68129</text:p>
          </table:table-cell>
          <table:table-cell office:value-type="float" office:value="57.993" calcext:value-type="float">
            <text:p>57.993</text:p>
          </table:table-cell>
          <table:table-cell office:value-type="float" office:value="80.029" calcext:value-type="float">
            <text:p>80.029</text:p>
          </table:table-cell>
          <table:table-cell office:value-type="float" office:value="19.993" calcext:value-type="float">
            <text:p>19.993</text:p>
          </table:table-cell>
          <table:table-cell table:number-columns-repeated="2"/>
          <table:table-cell office:value-type="float" office:value="11.284" calcext:value-type="float">
            <text:p>11.284</text:p>
          </table:table-cell>
          <table:table-cell office:value-type="float" office:value="22.576" calcext:value-type="float">
            <text:p>22.576</text:p>
          </table:table-cell>
          <table:table-cell office:value-type="float" office:value="37.746" calcext:value-type="float">
            <text:p>37.7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.138" calcext:value-type="float">
            <text:p>63.138</text:p>
          </table:table-cell>
          <table:table-cell office:value-type="float" office:value="80.585" calcext:value-type="float">
            <text:p>80.585</text:p>
          </table:table-cell>
          <table:table-cell office:value-type="float" office:value="20.365" calcext:value-type="float">
            <text:p>20.365</text:p>
          </table:table-cell>
          <table:table-cell table:number-columns-repeated="2"/>
          <table:table-cell office:value-type="float" office:value="11.612" calcext:value-type="float">
            <text:p>11.612</text:p>
          </table:table-cell>
          <table:table-cell office:value-type="float" office:value="26.522" calcext:value-type="float">
            <text:p>26.522</text:p>
          </table:table-cell>
          <table:table-cell office:value-type="float" office:value="36.827" calcext:value-type="float">
            <text:p>36.8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780" calcext:value-type="float">
            <text:p>146780</text:p>
          </table:table-cell>
          <table:table-cell office:value-type="float" office:value="73.21" calcext:value-type="float">
            <text:p>73.21</text:p>
          </table:table-cell>
          <table:table-cell office:value-type="float" office:value="98.672" calcext:value-type="float">
            <text:p>98.672</text:p>
          </table:table-cell>
          <table:table-cell office:value-type="float" office:value="20.897" calcext:value-type="float">
            <text:p>20.897</text:p>
          </table:table-cell>
          <table:table-cell table:number-columns-repeated="2"/>
          <table:table-cell office:value-type="float" office:value="12.036" calcext:value-type="float">
            <text:p>12.036</text:p>
          </table:table-cell>
          <table:table-cell office:value-type="float" office:value="25.248" calcext:value-type="float">
            <text:p>25.248</text:p>
          </table:table-cell>
          <table:table-cell office:value-type="float" office:value="41.57" calcext:value-type="float">
            <text:p>41.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443" calcext:value-type="float">
            <text:p>215443</text:p>
          </table:table-cell>
          <table:table-cell office:value-type="float" office:value="86.803" calcext:value-type="float">
            <text:p>86.803</text:p>
          </table:table-cell>
          <table:table-cell office:value-type="float" office:value="106.863" calcext:value-type="float">
            <text:p>106.863</text:p>
          </table:table-cell>
          <table:table-cell office:value-type="float" office:value="21.867" calcext:value-type="float">
            <text:p>21.867</text:p>
          </table:table-cell>
          <table:table-cell table:number-columns-repeated="2"/>
          <table:table-cell office:value-type="float" office:value="12.569" calcext:value-type="float">
            <text:p>12.569</text:p>
          </table:table-cell>
          <table:table-cell office:value-type="float" office:value="29.925" calcext:value-type="float">
            <text:p>29.925</text:p>
          </table:table-cell>
          <table:table-cell office:value-type="float" office:value="42.386" calcext:value-type="float">
            <text:p>42.3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228" calcext:value-type="float">
            <text:p>316228</text:p>
          </table:table-cell>
          <table:table-cell office:value-type="float" office:value="85.405" calcext:value-type="float">
            <text:p>85.405</text:p>
          </table:table-cell>
          <table:table-cell office:value-type="float" office:value="108.068" calcext:value-type="float">
            <text:p>108.068</text:p>
          </table:table-cell>
          <table:table-cell office:value-type="float" office:value="24.236" calcext:value-type="float">
            <text:p>24.236</text:p>
          </table:table-cell>
          <table:table-cell table:number-columns-repeated="2"/>
          <table:table-cell office:value-type="float" office:value="12.981" calcext:value-type="float">
            <text:p>12.981</text:p>
          </table:table-cell>
          <table:table-cell office:value-type="float" office:value="29.922" calcext:value-type="float">
            <text:p>29.922</text:p>
          </table:table-cell>
          <table:table-cell office:value-type="float" office:value="46.203" calcext:value-type="float">
            <text:p>46.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159" calcext:value-type="float">
            <text:p>464159</text:p>
          </table:table-cell>
          <table:table-cell office:value-type="float" office:value="97.906" calcext:value-type="float">
            <text:p>97.906</text:p>
          </table:table-cell>
          <table:table-cell office:value-type="float" office:value="119.017" calcext:value-type="float">
            <text:p>119.017</text:p>
          </table:table-cell>
          <table:table-cell office:value-type="float" office:value="26.26" calcext:value-type="float">
            <text:p>26.26</text:p>
          </table:table-cell>
          <table:table-cell table:number-columns-repeated="2"/>
          <table:table-cell office:value-type="float" office:value="13.362" calcext:value-type="float">
            <text:p>13.362</text:p>
          </table:table-cell>
          <table:table-cell office:value-type="float" office:value="31.826" calcext:value-type="float">
            <text:p>31.826</text:p>
          </table:table-cell>
          <table:table-cell office:value-type="float" office:value="46.561" calcext:value-type="float">
            <text:p>46.5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292" calcext:value-type="float">
            <text:p>681292</text:p>
          </table:table-cell>
          <table:table-cell office:value-type="float" office:value="98.972" calcext:value-type="float">
            <text:p>98.972</text:p>
          </table:table-cell>
          <table:table-cell office:value-type="float" office:value="127.172" calcext:value-type="float">
            <text:p>127.172</text:p>
          </table:table-cell>
          <table:table-cell office:value-type="float" office:value="28.292" calcext:value-type="float">
            <text:p>28.292</text:p>
          </table:table-cell>
          <table:table-cell table:number-columns-repeated="2"/>
          <table:table-cell office:value-type="float" office:value="13.755" calcext:value-type="float">
            <text:p>13.755</text:p>
          </table:table-cell>
          <table:table-cell office:value-type="float" office:value="31.96" calcext:value-type="float">
            <text:p>31.96</text:p>
          </table:table-cell>
          <table:table-cell office:value-type="float" office:value="52.583" calcext:value-type="float">
            <text:p>52.5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8.639" calcext:value-type="float">
            <text:p>118.639</text:p>
          </table:table-cell>
          <table:table-cell office:value-type="float" office:value="143.242" calcext:value-type="float">
            <text:p>143.242</text:p>
          </table:table-cell>
          <table:table-cell office:value-type="float" office:value="29.342" calcext:value-type="float">
            <text:p>29.342</text:p>
          </table:table-cell>
          <table:table-cell table:number-columns-repeated="2"/>
          <table:table-cell office:value-type="float" office:value="14.154" calcext:value-type="float">
            <text:p>14.154</text:p>
          </table:table-cell>
          <table:table-cell office:value-type="float" office:value="30.658" calcext:value-type="float">
            <text:p>30.658</text:p>
          </table:table-cell>
          <table:table-cell office:value-type="float" office:value="49.072" calcext:value-type="float">
            <text:p>49.072</text:p>
          </table:table-cell>
        </table:table-row>
      </table:table>
      <table:table table:name="Intersection Plus Construction" table:style-name="ta1">
        <table:shapes>
          <draw:frame draw:z-index="0" draw:style-name="gr1" draw:text-style-name="P1" svg:width="22.775cm" svg:height="12.804cm" svg:x="19.37cm" svg:y="1.683cm">
            <draw:object draw:notify-on-update-of-ranges="'Intersection Plus Construction'.B2:'Intersection Plus Construction'.B38 'Intersection Plus Construction'.F1:'Intersection Plus Construction'.F1 'Intersection Plus Construction'.F2:'Intersection Plus Construction'.F32 'Intersection Plus Construction'.B2:'Intersection Plus Construction'.B38 'Intersection Plus Construction'.D1:'Intersection Plus Construction'.D1 'Intersection Plus Construction'.D2:'Intersection Plus Construction'.D38 'Intersection Plus Construction'.B2:'Intersection Plus Construction'.B38 'Intersection Plus Construction'.C1:'Intersection Plus Construction'.C1 'Intersection Plus Construction'.C2:'Intersection Plus Construction'.C38 'Intersection Plus Construction'.B2:'Intersection Plus Construction'.B38 'Intersection Plus Construction'.J1:'Intersection Plus Construction'.J1 'Intersection Plus Construction'.J2:'Intersection Plus Construction'.J38 'Intersection Plus Construction'.B2:'Intersection Plus Construction'.B38 'Intersection Plus Construction'.E1:'Intersection Plus Construction'.E1 'Intersection Plus Construction'.E2:'Intersection Plus Construction'.E38 'Intersection Plus Construction'.B2:'Intersection Plus Construction'.B38 'Intersection Plus Construction'.H1:'Intersection Plus Construction'.H1 'Intersection Plus Construction'.H2:'Intersection Plus Construction'.H38 'Intersection Plus Construction'.B2:'Intersection Plus Construction'.B38 'Intersection Plus Construction'.I1:'Intersection Plus Construction'.I1 'Intersection Plus Construction'.I2:'Intersection Plus Construction'.I38 'Intersection Plus Construction'.B2:'Intersection Plus Construction'.B38 'Intersection Plus Construction'.G1:'Intersection Plus Construction'.G1 'Intersection Plus Construction'.G2:'Intersection Plus Construction'.G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NonDeterminateJavaSet</text:p>
          </table:table-cell>
          <table:table-cell office:value-type="string" calcext:value-type="string">
            <text:p>LargeCoCollection</text:p>
          </table:table-cell>
          <table:table-cell office:value-type="string" calcext:value-type="string">
            <text:p>SmallCoCollection</text:p>
          </table:table-cell>
          <table:table-cell office:value-type="string" calcext:value-type="string">
            <text:p>TinyCoCollection</text:p>
          </table:table-cell>
          <table:table-cell office:value-type="string" calcext:value-type="string">
            <text:p>FixedCoCollection</text:p>
          </table:table-cell>
          <table:table-cell office:value-type="string" calcext:value-type="string">
            <text:p>SmallWellHashedCoCollection</text:p>
          </table:table-cell>
          <table:table-cell office:value-type="string" calcext:value-type="string">
            <text:p>NonDeterminateWellHashedJavaSet</text:p>
          </table:table-cell>
          <table:table-cell office:value-type="string" calcext:value-type="string">
            <text:p>LargeWellHashedCoCollection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5" calcext:value-type="float">
            <text:p>0.15</text:p>
          </table:table-cell>
          <table:table-cell office:value-type="float" office:value="78.8" calcext:value-type="float">
            <text:p>78.8</text:p>
          </table:table-cell>
          <table:table-cell office:value-type="float" office:value="109.6" calcext:value-type="float">
            <text:p>109.6</text:p>
          </table:table-cell>
          <table:table-cell office:value-type="float" office:value="124.6" calcext:value-type="float">
            <text:p>124.6</text:p>
          </table:table-cell>
          <table:table-cell office:value-type="float" office:value="130.6" calcext:value-type="float">
            <text:p>130.6</text:p>
          </table:table-cell>
          <table:table-cell office:value-type="float" office:value="51.4" calcext:value-type="float">
            <text:p>51.4</text:p>
          </table:table-cell>
          <table:table-cell office:value-type="float" office:value="124.7" calcext:value-type="float">
            <text:p>124.7</text:p>
          </table:table-cell>
          <table:table-cell office:value-type="float" office:value="77.2" calcext:value-type="float">
            <text:p>77.2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49.8" calcext:value-type="float">
            <text:p>149.8</text:p>
          </table:table-cell>
          <table:table-cell office:value-type="float" office:value="205.1" calcext:value-type="float">
            <text:p>205.1</text:p>
          </table:table-cell>
          <table:table-cell office:value-type="float" office:value="94.5" calcext:value-type="float">
            <text:p>94.5</text:p>
          </table:table-cell>
          <table:table-cell office:value-type="float" office:value="97.9" calcext:value-type="float">
            <text:p>97.9</text:p>
          </table:table-cell>
          <table:table-cell office:value-type="float" office:value="45.9" calcext:value-type="float">
            <text:p>45.9</text:p>
          </table:table-cell>
          <table:table-cell office:value-type="float" office:value="96.6" calcext:value-type="float">
            <text:p>96.6</text:p>
          </table:table-cell>
          <table:table-cell office:value-type="float" office:value="145.4" calcext:value-type="float">
            <text:p>145.4</text:p>
          </table:table-cell>
          <table:table-cell office:value-type="float" office:value="205.9" calcext:value-type="float">
            <text:p>205.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130.4" calcext:value-type="float">
            <text:p>130.4</text:p>
          </table:table-cell>
          <table:table-cell office:value-type="float" office:value="57.7" calcext:value-type="float">
            <text:p>57.7</text:p>
          </table:table-cell>
          <table:table-cell office:value-type="float" office:value="59.4" calcext:value-type="float">
            <text:p>59.4</text:p>
          </table:table-cell>
          <table:table-cell office:value-type="float" office:value="22.8" calcext:value-type="float">
            <text:p>22.8</text:p>
          </table:table-cell>
          <table:table-cell office:value-type="float" office:value="57.4" calcext:value-type="float">
            <text:p>57.4</text:p>
          </table:table-cell>
          <table:table-cell office:value-type="float" office:value="89.9" calcext:value-type="float">
            <text:p>89.9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" calcext:value-type="float">
            <text:p>3</text:p>
          </table:table-cell>
          <table:table-cell office:value-type="float" office:value="79.279" calcext:value-type="float">
            <text:p>79.279</text:p>
          </table:table-cell>
          <table:table-cell office:value-type="float" office:value="89.089" calcext:value-type="float">
            <text:p>89.089</text:p>
          </table:table-cell>
          <table:table-cell office:value-type="float" office:value="46.647" calcext:value-type="float">
            <text:p>46.647</text:p>
          </table:table-cell>
          <table:table-cell office:value-type="float" office:value="45.746" calcext:value-type="float">
            <text:p>45.746</text:p>
          </table:table-cell>
          <table:table-cell office:value-type="float" office:value="17.017" calcext:value-type="float">
            <text:p>17.017</text:p>
          </table:table-cell>
          <table:table-cell office:value-type="float" office:value="45.646" calcext:value-type="float">
            <text:p>45.646</text:p>
          </table:table-cell>
          <table:table-cell office:value-type="float" office:value="74.374" calcext:value-type="float">
            <text:p>74.374</text:p>
          </table:table-cell>
          <table:table-cell office:value-type="float" office:value="79.079" calcext:value-type="float">
            <text:p>79.07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65.4" calcext:value-type="float">
            <text:p>65.4</text:p>
          </table:table-cell>
          <table:table-cell office:value-type="float" office:value="72" calcext:value-type="float">
            <text:p>72</text:p>
          </table:table-cell>
          <table:table-cell office:value-type="float" office:value="39.1" calcext:value-type="float">
            <text:p>39.1</text:p>
          </table:table-cell>
          <table:table-cell office:value-type="float" office:value="37.1" calcext:value-type="float">
            <text:p>37.1</text:p>
          </table:table-cell>
          <table:table-cell office:value-type="float" office:value="15" calcext:value-type="float">
            <text:p>15</text:p>
          </table:table-cell>
          <table:table-cell office:value-type="float" office:value="36.2" calcext:value-type="float">
            <text:p>36.2</text:p>
          </table:table-cell>
          <table:table-cell office:value-type="float" office:value="58.8" calcext:value-type="float">
            <text:p>58.8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" calcext:value-type="float">
            <text:p>7</text:p>
          </table:table-cell>
          <table:table-cell office:value-type="float" office:value="57.243" calcext:value-type="float">
            <text:p>57.243</text:p>
          </table:table-cell>
          <table:table-cell office:value-type="float" office:value="69.215" calcext:value-type="float">
            <text:p>69.215</text:p>
          </table:table-cell>
          <table:table-cell office:value-type="float" office:value="37.626" calcext:value-type="float">
            <text:p>37.626</text:p>
          </table:table-cell>
          <table:table-cell office:value-type="float" office:value="34.406" calcext:value-type="float">
            <text:p>34.406</text:p>
          </table:table-cell>
          <table:table-cell/>
          <table:table-cell office:value-type="float" office:value="34.507" calcext:value-type="float">
            <text:p>34.507</text:p>
          </table:table-cell>
          <table:table-cell office:value-type="float" office:value="52.113" calcext:value-type="float">
            <text:p>52.113</text:p>
          </table:table-cell>
          <table:table-cell office:value-type="float" office:value="58.853" calcext:value-type="float">
            <text:p>58.8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5.3" calcext:value-type="float">
            <text:p>55.3</text:p>
          </table:table-cell>
          <table:table-cell office:value-type="float" office:value="58.3" calcext:value-type="float">
            <text:p>58.3</text:p>
          </table:table-cell>
          <table:table-cell office:value-type="float" office:value="43.1" calcext:value-type="float">
            <text:p>43.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6.5" calcext:value-type="float">
            <text:p>46.5</text:p>
          </table:table-cell>
          <table:table-cell office:value-type="float" office:value="48.1" calcext:value-type="float">
            <text:p>48.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49.596" calcext:value-type="float">
            <text:p>49.596</text:p>
          </table:table-cell>
          <table:table-cell office:value-type="float" office:value="64.141" calcext:value-type="float">
            <text:p>64.141</text:p>
          </table:table-cell>
          <table:table-cell office:value-type="float" office:value="47.273" calcext:value-type="float">
            <text:p>47.273</text:p>
          </table:table-cell>
          <table:table-cell office:value-type="float" office:value="38.586" calcext:value-type="float">
            <text:p>38.586</text:p>
          </table:table-cell>
          <table:table-cell/>
          <table:table-cell office:value-type="float" office:value="44.747" calcext:value-type="float">
            <text:p>44.747</text:p>
          </table:table-cell>
          <table:table-cell office:value-type="float" office:value="43.737" calcext:value-type="float">
            <text:p>43.737</text:p>
          </table:table-cell>
          <table:table-cell office:value-type="float" office:value="49.899" calcext:value-type="float">
            <text:p>49.8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49.697" calcext:value-type="float">
            <text:p>49.697</text:p>
          </table:table-cell>
          <table:table-cell office:value-type="float" office:value="53.535" calcext:value-type="float">
            <text:p>53.535</text:p>
          </table:table-cell>
          <table:table-cell office:value-type="float" office:value="51.616" calcext:value-type="float">
            <text:p>51.616</text:p>
          </table:table-cell>
          <table:table-cell office:value-type="float" office:value="43.333" calcext:value-type="float">
            <text:p>43.333</text:p>
          </table:table-cell>
          <table:table-cell/>
          <table:table-cell office:value-type="float" office:value="47.576" calcext:value-type="float">
            <text:p>47.576</text:p>
          </table:table-cell>
          <table:table-cell office:value-type="float" office:value="40" calcext:value-type="float">
            <text:p>40</text:p>
          </table:table-cell>
          <table:table-cell office:value-type="float" office:value="42.121" calcext:value-type="float">
            <text:p>42.1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8.589" calcext:value-type="float">
            <text:p>48.589</text:p>
          </table:table-cell>
          <table:table-cell office:value-type="float" office:value="63.609" calcext:value-type="float">
            <text:p>63.609</text:p>
          </table:table-cell>
          <table:table-cell office:value-type="float" office:value="55.544" calcext:value-type="float">
            <text:p>55.544</text:p>
          </table:table-cell>
          <table:table-cell office:value-type="float" office:value="47.581" calcext:value-type="float">
            <text:p>47.581</text:p>
          </table:table-cell>
          <table:table-cell/>
          <table:table-cell office:value-type="float" office:value="50.504" calcext:value-type="float">
            <text:p>50.504</text:p>
          </table:table-cell>
          <table:table-cell office:value-type="float" office:value="39.617" calcext:value-type="float">
            <text:p>39.617</text:p>
          </table:table-cell>
          <table:table-cell office:value-type="float" office:value="48.185" calcext:value-type="float">
            <text:p>48.18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6.791" calcext:value-type="float">
            <text:p>46.791</text:p>
          </table:table-cell>
          <table:table-cell office:value-type="float" office:value="51.967" calcext:value-type="float">
            <text:p>51.967</text:p>
          </table:table-cell>
          <table:table-cell office:value-type="float" office:value="56.418" calcext:value-type="float">
            <text:p>56.418</text:p>
          </table:table-cell>
          <table:table-cell office:value-type="float" office:value="52.277" calcext:value-type="float">
            <text:p>52.277</text:p>
          </table:table-cell>
          <table:table-cell/>
          <table:table-cell office:value-type="float" office:value="54.141" calcext:value-type="float">
            <text:p>54.141</text:p>
          </table:table-cell>
          <table:table-cell office:value-type="float" office:value="38.199" calcext:value-type="float">
            <text:p>38.199</text:p>
          </table:table-cell>
          <table:table-cell office:value-type="float" office:value="39.234" calcext:value-type="float">
            <text:p>39.2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44.748" calcext:value-type="float">
            <text:p>44.748</text:p>
          </table:table-cell>
          <table:table-cell office:value-type="float" office:value="50.525" calcext:value-type="float">
            <text:p>50.525</text:p>
          </table:table-cell>
          <table:table-cell office:value-type="float" office:value="61.345" calcext:value-type="float">
            <text:p>61.345</text:p>
          </table:table-cell>
          <table:table-cell office:value-type="float" office:value="59.034" calcext:value-type="float">
            <text:p>59.034</text:p>
          </table:table-cell>
          <table:table-cell/>
          <table:table-cell office:value-type="float" office:value="55.567" calcext:value-type="float">
            <text:p>55.567</text:p>
          </table:table-cell>
          <table:table-cell office:value-type="float" office:value="37.605" calcext:value-type="float">
            <text:p>37.605</text:p>
          </table:table-cell>
          <table:table-cell office:value-type="float" office:value="38.761" calcext:value-type="float">
            <text:p>38.7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4.1" calcext:value-type="float">
            <text:p>44.1</text:p>
          </table:table-cell>
          <table:table-cell office:value-type="float" office:value="58.4" calcext:value-type="float">
            <text:p>58.4</text:p>
          </table:table-cell>
          <table:table-cell office:value-type="float" office:value="62.2" calcext:value-type="float">
            <text:p>62.2</text:p>
          </table:table-cell>
          <table:table-cell office:value-type="float" office:value="68.5" calcext:value-type="float">
            <text:p>68.5</text:p>
          </table:table-cell>
          <table:table-cell/>
          <table:table-cell office:value-type="float" office:value="61.1" calcext:value-type="float">
            <text:p>61.1</text:p>
          </table:table-cell>
          <table:table-cell office:value-type="float" office:value="37.7" calcext:value-type="float">
            <text:p>37.7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44.444" calcext:value-type="float">
            <text:p>44.444</text:p>
          </table:table-cell>
          <table:table-cell office:value-type="float" office:value="50" calcext:value-type="float">
            <text:p>50</text:p>
          </table:table-cell>
          <table:table-cell office:value-type="float" office:value="65.646" calcext:value-type="float">
            <text:p>65.646</text:p>
          </table:table-cell>
          <table:table-cell office:value-type="float" office:value="77.778" calcext:value-type="float">
            <text:p>77.778</text:p>
          </table:table-cell>
          <table:table-cell/>
          <table:table-cell office:value-type="float" office:value="63.946" calcext:value-type="float">
            <text:p>63.946</text:p>
          </table:table-cell>
          <table:table-cell office:value-type="float" office:value="36.395" calcext:value-type="float">
            <text:p>36.395</text:p>
          </table:table-cell>
          <table:table-cell office:value-type="float" office:value="37.868" calcext:value-type="float">
            <text:p>37.8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42.674" calcext:value-type="float">
            <text:p>42.674</text:p>
          </table:table-cell>
          <table:table-cell office:value-type="float" office:value="61.512" calcext:value-type="float">
            <text:p>61.512</text:p>
          </table:table-cell>
          <table:table-cell office:value-type="float" office:value="69.419" calcext:value-type="float">
            <text:p>69.419</text:p>
          </table:table-cell>
          <table:table-cell office:value-type="float" office:value="94.767" calcext:value-type="float">
            <text:p>94.767</text:p>
          </table:table-cell>
          <table:table-cell/>
          <table:table-cell office:value-type="float" office:value="66.86" calcext:value-type="float">
            <text:p>66.86</text:p>
          </table:table-cell>
          <table:table-cell office:value-type="float" office:value="38.023" calcext:value-type="float">
            <text:p>38.023</text:p>
          </table:table-cell>
          <table:table-cell office:value-type="float" office:value="43.721" calcext:value-type="float">
            <text:p>43.7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6" calcext:value-type="float">
            <text:p>316</text:p>
          </table:table-cell>
          <table:table-cell office:value-type="float" office:value="42.827" calcext:value-type="float">
            <text:p>42.827</text:p>
          </table:table-cell>
          <table:table-cell office:value-type="float" office:value="51.688" calcext:value-type="float">
            <text:p>51.688</text:p>
          </table:table-cell>
          <table:table-cell office:value-type="float" office:value="75.422" calcext:value-type="float">
            <text:p>75.422</text:p>
          </table:table-cell>
          <table:table-cell office:value-type="float" office:value="123.312" calcext:value-type="float">
            <text:p>123.312</text:p>
          </table:table-cell>
          <table:table-cell/>
          <table:table-cell office:value-type="float" office:value="71.73" calcext:value-type="float">
            <text:p>71.73</text:p>
          </table:table-cell>
          <table:table-cell office:value-type="float" office:value="35.865" calcext:value-type="float">
            <text:p>35.865</text:p>
          </table:table-cell>
          <table:table-cell office:value-type="float" office:value="39.346" calcext:value-type="float">
            <text:p>39.3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4" calcext:value-type="float">
            <text:p>464</text:p>
          </table:table-cell>
          <table:table-cell office:value-type="float" office:value="43.642" calcext:value-type="float">
            <text:p>43.642</text:p>
          </table:table-cell>
          <table:table-cell office:value-type="float" office:value="72.953" calcext:value-type="float">
            <text:p>72.953</text:p>
          </table:table-cell>
          <table:table-cell office:value-type="float" office:value="78.125" calcext:value-type="float">
            <text:p>78.125</text:p>
          </table:table-cell>
          <table:table-cell office:value-type="float" office:value="160.022" calcext:value-type="float">
            <text:p>160.022</text:p>
          </table:table-cell>
          <table:table-cell/>
          <table:table-cell office:value-type="float" office:value="74.569" calcext:value-type="float">
            <text:p>74.569</text:p>
          </table:table-cell>
          <table:table-cell office:value-type="float" office:value="39.332" calcext:value-type="float">
            <text:p>39.332</text:p>
          </table:table-cell>
          <table:table-cell office:value-type="float" office:value="44.397" calcext:value-type="float">
            <text:p>44.3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" calcext:value-type="float">
            <text:p>681</text:p>
          </table:table-cell>
          <table:table-cell office:value-type="float" office:value="47.724" calcext:value-type="float">
            <text:p>47.724</text:p>
          </table:table-cell>
          <table:table-cell office:value-type="float" office:value="58.884" calcext:value-type="float">
            <text:p>58.884</text:p>
          </table:table-cell>
          <table:table-cell office:value-type="float" office:value="80.91" calcext:value-type="float">
            <text:p>80.91</text:p>
          </table:table-cell>
          <table:table-cell office:value-type="float" office:value="215.272" calcext:value-type="float">
            <text:p>215.272</text:p>
          </table:table-cell>
          <table:table-cell/>
          <table:table-cell office:value-type="float" office:value="78.267" calcext:value-type="float">
            <text:p>78.267</text:p>
          </table:table-cell>
          <table:table-cell office:value-type="float" office:value="37.004" calcext:value-type="float">
            <text:p>37.004</text:p>
          </table:table-cell>
          <table:table-cell office:value-type="float" office:value="39.794" calcext:value-type="float">
            <text:p>39.7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8.4" calcext:value-type="float">
            <text:p>48.4</text:p>
          </table:table-cell>
          <table:table-cell office:value-type="float" office:value="80.9" calcext:value-type="float">
            <text:p>80.9</text:p>
          </table:table-cell>
          <table:table-cell office:value-type="float" office:value="86.4" calcext:value-type="float">
            <text:p>86.4</text:p>
          </table:table-cell>
          <table:table-cell office:value-type="float" office:value="278.7" calcext:value-type="float">
            <text:p>278.7</text:p>
          </table:table-cell>
          <table:table-cell/>
          <table:table-cell office:value-type="float" office:value="80.2" calcext:value-type="float">
            <text:p>80.2</text:p>
          </table:table-cell>
          <table:table-cell office:value-type="float" office:value="35.7" calcext:value-type="float">
            <text:p>35.7</text:p>
          </table:table-cell>
          <table:table-cell office:value-type="float" office:value="45.3" calcext:value-type="float">
            <text:p>45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8" calcext:value-type="float">
            <text:p>1468</text:p>
          </table:table-cell>
          <table:table-cell office:value-type="float" office:value="55.654" calcext:value-type="float">
            <text:p>55.654</text:p>
          </table:table-cell>
          <table:table-cell office:value-type="float" office:value="68.937" calcext:value-type="float">
            <text:p>68.937</text:p>
          </table:table-cell>
          <table:table-cell office:value-type="float" office:value="96.322" calcext:value-type="float">
            <text:p>96.322</text:p>
          </table:table-cell>
          <table:table-cell office:value-type="float" office:value="390.191" calcext:value-type="float">
            <text:p>390.191</text:p>
          </table:table-cell>
          <table:table-cell/>
          <table:table-cell office:value-type="float" office:value="86.649" calcext:value-type="float">
            <text:p>86.649</text:p>
          </table:table-cell>
          <table:table-cell office:value-type="float" office:value="35.15" calcext:value-type="float">
            <text:p>35.15</text:p>
          </table:table-cell>
          <table:table-cell office:value-type="float" office:value="41.076" calcext:value-type="float">
            <text:p>41.0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4" calcext:value-type="float">
            <text:p>2154</text:p>
          </table:table-cell>
          <table:table-cell office:value-type="float" office:value="57.382" calcext:value-type="float">
            <text:p>57.382</text:p>
          </table:table-cell>
          <table:table-cell office:value-type="float" office:value="71.913" calcext:value-type="float">
            <text:p>71.913</text:p>
          </table:table-cell>
          <table:table-cell office:value-type="float" office:value="100.511" calcext:value-type="float">
            <text:p>100.511</text:p>
          </table:table-cell>
          <table:table-cell office:value-type="float" office:value="552.878" calcext:value-type="float">
            <text:p>552.878</text:p>
          </table:table-cell>
          <table:table-cell/>
          <table:table-cell office:value-type="float" office:value="90.761" calcext:value-type="float">
            <text:p>90.761</text:p>
          </table:table-cell>
          <table:table-cell office:value-type="float" office:value="36.351" calcext:value-type="float">
            <text:p>36.351</text:p>
          </table:table-cell>
          <table:table-cell office:value-type="float" office:value="43.593" calcext:value-type="float">
            <text:p>43.5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2" calcext:value-type="float">
            <text:p>3162</text:p>
          </table:table-cell>
          <table:table-cell office:value-type="float" office:value="60.152" calcext:value-type="float">
            <text:p>60.152</text:p>
          </table:table-cell>
          <table:table-cell office:value-type="float" office:value="98.988" calcext:value-type="float">
            <text:p>98.988</text:p>
          </table:table-cell>
          <table:table-cell office:value-type="float" office:value="101.708" calcext:value-type="float">
            <text:p>101.708</text:p>
          </table:table-cell>
          <table:table-cell office:value-type="float" office:value="790.512" calcext:value-type="float">
            <text:p>790.512</text:p>
          </table:table-cell>
          <table:table-cell/>
          <table:table-cell office:value-type="float" office:value="91.841" calcext:value-type="float">
            <text:p>91.841</text:p>
          </table:table-cell>
          <table:table-cell office:value-type="float" office:value="36.781" calcext:value-type="float">
            <text:p>36.781</text:p>
          </table:table-cell>
          <table:table-cell office:value-type="float" office:value="47.09" calcext:value-type="float">
            <text:p>47.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2" calcext:value-type="float">
            <text:p>4642</text:p>
          </table:table-cell>
          <table:table-cell office:value-type="float" office:value="64.024" calcext:value-type="float">
            <text:p>64.024</text:p>
          </table:table-cell>
          <table:table-cell office:value-type="float" office:value="80.353" calcext:value-type="float">
            <text:p>80.353</text:p>
          </table:table-cell>
          <table:table-cell office:value-type="float" office:value="107.432" calcext:value-type="float">
            <text:p>107.432</text:p>
          </table:table-cell>
          <table:table-cell office:value-type="float" office:value="1122.964" calcext:value-type="float">
            <text:p>1122.964</text:p>
          </table:table-cell>
          <table:table-cell/>
          <table:table-cell office:value-type="float" office:value="96.79" calcext:value-type="float">
            <text:p>96.79</text:p>
          </table:table-cell>
          <table:table-cell office:value-type="float" office:value="35.308" calcext:value-type="float">
            <text:p>35.308</text:p>
          </table:table-cell>
          <table:table-cell office:value-type="float" office:value="42.826" calcext:value-type="float">
            <text:p>42.8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3" calcext:value-type="float">
            <text:p>6813</text:p>
          </table:table-cell>
          <table:table-cell office:value-type="float" office:value="66.329" calcext:value-type="float">
            <text:p>66.329</text:p>
          </table:table-cell>
          <table:table-cell office:value-type="float" office:value="105.68" calcext:value-type="float">
            <text:p>105.68</text:p>
          </table:table-cell>
          <table:table-cell office:value-type="float" office:value="112.329" calcext:value-type="float">
            <text:p>112.329</text:p>
          </table:table-cell>
          <table:table-cell office:value-type="float" office:value="1627.741" calcext:value-type="float">
            <text:p>1627.741</text:p>
          </table:table-cell>
          <table:table-cell/>
          <table:table-cell office:value-type="float" office:value="99.545" calcext:value-type="float">
            <text:p>99.545</text:p>
          </table:table-cell>
          <table:table-cell office:value-type="float" office:value="36.856" calcext:value-type="float">
            <text:p>36.856</text:p>
          </table:table-cell>
          <table:table-cell office:value-type="float" office:value="48.686" calcext:value-type="float">
            <text:p>48.6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70.71" calcext:value-type="float">
            <text:p>70.71</text:p>
          </table:table-cell>
          <table:table-cell office:value-type="float" office:value="89.92" calcext:value-type="float">
            <text:p>89.92</text:p>
          </table:table-cell>
          <table:table-cell office:value-type="float" office:value="115.33" calcext:value-type="float">
            <text:p>115.33</text:p>
          </table:table-cell>
          <table:table-cell office:value-type="float" office:value="2392" calcext:value-type="float">
            <text:p>2392</text:p>
          </table:table-cell>
          <table:table-cell/>
          <table:table-cell office:value-type="float" office:value="104.9" calcext:value-type="float">
            <text:p>104.9</text:p>
          </table:table-cell>
          <table:table-cell office:value-type="float" office:value="37.4" calcext:value-type="float">
            <text:p>37.4</text:p>
          </table:table-cell>
          <table:table-cell office:value-type="float" office:value="50.28" calcext:value-type="float">
            <text:p>50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78" calcext:value-type="float">
            <text:p>14678</text:p>
          </table:table-cell>
          <table:table-cell office:value-type="float" office:value="76.271" calcext:value-type="float">
            <text:p>76.271</text:p>
          </table:table-cell>
          <table:table-cell office:value-type="float" office:value="119.369" calcext:value-type="float">
            <text:p>119.369</text:p>
          </table:table-cell>
          <table:table-cell office:value-type="float" office:value="117.066" calcext:value-type="float">
            <text:p>117.066</text:p>
          </table:table-cell>
          <table:table-cell table:number-columns-repeated="2"/>
          <table:table-cell office:value-type="float" office:value="106.847" calcext:value-type="float">
            <text:p>106.847</text:p>
          </table:table-cell>
          <table:table-cell office:value-type="float" office:value="43.494" calcext:value-type="float">
            <text:p>43.494</text:p>
          </table:table-cell>
          <table:table-cell office:value-type="float" office:value="65.309" calcext:value-type="float">
            <text:p>65.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44" calcext:value-type="float">
            <text:p>21544</text:p>
          </table:table-cell>
          <table:table-cell office:value-type="float" office:value="83.856" calcext:value-type="float">
            <text:p>83.856</text:p>
          </table:table-cell>
          <table:table-cell office:value-type="float" office:value="105.254" calcext:value-type="float">
            <text:p>105.254</text:p>
          </table:table-cell>
          <table:table-cell office:value-type="float" office:value="120.247" calcext:value-type="float">
            <text:p>120.247</text:p>
          </table:table-cell>
          <table:table-cell table:number-columns-repeated="2"/>
          <table:table-cell office:value-type="float" office:value="109.696" calcext:value-type="float">
            <text:p>109.696</text:p>
          </table:table-cell>
          <table:table-cell office:value-type="float" office:value="50.06" calcext:value-type="float">
            <text:p>50.06</text:p>
          </table:table-cell>
          <table:table-cell office:value-type="float" office:value="70.753" calcext:value-type="float">
            <text:p>70.7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23" calcext:value-type="float">
            <text:p>31623</text:p>
          </table:table-cell>
          <table:table-cell office:value-type="float" office:value="84.179" calcext:value-type="float">
            <text:p>84.179</text:p>
          </table:table-cell>
          <table:table-cell office:value-type="float" office:value="126.259" calcext:value-type="float">
            <text:p>126.259</text:p>
          </table:table-cell>
          <table:table-cell office:value-type="float" office:value="124.315" calcext:value-type="float">
            <text:p>124.315</text:p>
          </table:table-cell>
          <table:table-cell table:number-columns-repeated="2"/>
          <table:table-cell office:value-type="float" office:value="111.909" calcext:value-type="float">
            <text:p>111.909</text:p>
          </table:table-cell>
          <table:table-cell office:value-type="float" office:value="56.781" calcext:value-type="float">
            <text:p>56.781</text:p>
          </table:table-cell>
          <table:table-cell office:value-type="float" office:value="69.611" calcext:value-type="float">
            <text:p>69.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16" calcext:value-type="float">
            <text:p>46416</text:p>
          </table:table-cell>
          <table:table-cell office:value-type="float" office:value="88.821" calcext:value-type="float">
            <text:p>88.821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127.275" calcext:value-type="float">
            <text:p>127.275</text:p>
          </table:table-cell>
          <table:table-cell table:number-columns-repeated="2"/>
          <table:table-cell office:value-type="float" office:value="116.384" calcext:value-type="float">
            <text:p>116.384</text:p>
          </table:table-cell>
          <table:table-cell office:value-type="float" office:value="70.256" calcext:value-type="float">
            <text:p>70.256</text:p>
          </table:table-cell>
          <table:table-cell office:value-type="float" office:value="87.261" calcext:value-type="float">
            <text:p>87.2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29" calcext:value-type="float">
            <text:p>68129</text:p>
          </table:table-cell>
          <table:table-cell office:value-type="float" office:value="95.409" calcext:value-type="float">
            <text:p>95.409</text:p>
          </table:table-cell>
          <table:table-cell office:value-type="float" office:value="122.402" calcext:value-type="float">
            <text:p>122.402</text:p>
          </table:table-cell>
          <table:table-cell office:value-type="float" office:value="132.34" calcext:value-type="float">
            <text:p>132.34</text:p>
          </table:table-cell>
          <table:table-cell table:number-columns-repeated="2"/>
          <table:table-cell office:value-type="float" office:value="120.903" calcext:value-type="float">
            <text:p>120.903</text:p>
          </table:table-cell>
          <table:table-cell office:value-type="float" office:value="69.172" calcext:value-type="float">
            <text:p>69.172</text:p>
          </table:table-cell>
          <table:table-cell office:value-type="float" office:value="83.784" calcext:value-type="float">
            <text:p>83.7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5.551" calcext:value-type="float">
            <text:p>105.551</text:p>
          </table:table-cell>
          <table:table-cell office:value-type="float" office:value="158.37" calcext:value-type="float">
            <text:p>158.37</text:p>
          </table:table-cell>
          <table:table-cell office:value-type="float" office:value="136.979" calcext:value-type="float">
            <text:p>136.979</text:p>
          </table:table-cell>
          <table:table-cell table:number-columns-repeated="2"/>
          <table:table-cell office:value-type="float" office:value="125.378" calcext:value-type="float">
            <text:p>125.378</text:p>
          </table:table-cell>
          <table:table-cell office:value-type="float" office:value="78.965" calcext:value-type="float">
            <text:p>78.965</text:p>
          </table:table-cell>
          <table:table-cell office:value-type="float" office:value="84.687" calcext:value-type="float">
            <text:p>84.6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780" calcext:value-type="float">
            <text:p>146780</text:p>
          </table:table-cell>
          <table:table-cell office:value-type="float" office:value="120.967" calcext:value-type="float">
            <text:p>120.967</text:p>
          </table:table-cell>
          <table:table-cell office:value-type="float" office:value="159.587" calcext:value-type="float">
            <text:p>159.587</text:p>
          </table:table-cell>
          <table:table-cell office:value-type="float" office:value="141.399" calcext:value-type="float">
            <text:p>141.399</text:p>
          </table:table-cell>
          <table:table-cell table:number-columns-repeated="2"/>
          <table:table-cell office:value-type="float" office:value="130.302" calcext:value-type="float">
            <text:p>130.302</text:p>
          </table:table-cell>
          <table:table-cell office:value-type="float" office:value="80.839" calcext:value-type="float">
            <text:p>80.839</text:p>
          </table:table-cell>
          <table:table-cell office:value-type="float" office:value="93.314" calcext:value-type="float">
            <text:p>93.3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5443" calcext:value-type="float">
            <text:p>215443</text:p>
          </table:table-cell>
          <table:table-cell office:value-type="float" office:value="148.291" calcext:value-type="float">
            <text:p>148.291</text:p>
          </table:table-cell>
          <table:table-cell office:value-type="float" office:value="220.425" calcext:value-type="float">
            <text:p>220.425</text:p>
          </table:table-cell>
          <table:table-cell office:value-type="float" office:value="147.319" calcext:value-type="float">
            <text:p>147.319</text:p>
          </table:table-cell>
          <table:table-cell table:number-columns-repeated="2"/>
          <table:table-cell office:value-type="float" office:value="135.377" calcext:value-type="float">
            <text:p>135.377</text:p>
          </table:table-cell>
          <table:table-cell office:value-type="float" office:value="89.45" calcext:value-type="float">
            <text:p>89.45</text:p>
          </table:table-cell>
          <table:table-cell office:value-type="float" office:value="114.2" calcext:value-type="float">
            <text:p>114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6228" calcext:value-type="float">
            <text:p>316228</text:p>
          </table:table-cell>
          <table:table-cell office:value-type="float" office:value="171.791" calcext:value-type="float">
            <text:p>171.791</text:p>
          </table:table-cell>
          <table:table-cell office:value-type="float" office:value="216.32" calcext:value-type="float">
            <text:p>216.32</text:p>
          </table:table-cell>
          <table:table-cell office:value-type="float" office:value="153.614" calcext:value-type="float">
            <text:p>153.614</text:p>
          </table:table-cell>
          <table:table-cell table:number-columns-repeated="2"/>
          <table:table-cell office:value-type="float" office:value="139.997" calcext:value-type="float">
            <text:p>139.997</text:p>
          </table:table-cell>
          <table:table-cell office:value-type="float" office:value="95.784" calcext:value-type="float">
            <text:p>95.784</text:p>
          </table:table-cell>
          <table:table-cell office:value-type="float" office:value="114.701" calcext:value-type="float">
            <text:p>114.7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4159" calcext:value-type="float">
            <text:p>464159</text:p>
          </table:table-cell>
          <table:table-cell office:value-type="float" office:value="204.788" calcext:value-type="float">
            <text:p>204.788</text:p>
          </table:table-cell>
          <table:table-cell office:value-type="float" office:value="282.599" calcext:value-type="float">
            <text:p>282.599</text:p>
          </table:table-cell>
          <table:table-cell office:value-type="float" office:value="159.983" calcext:value-type="float">
            <text:p>159.983</text:p>
          </table:table-cell>
          <table:table-cell table:number-columns-repeated="2"/>
          <table:table-cell office:value-type="float" office:value="144.261" calcext:value-type="float">
            <text:p>144.261</text:p>
          </table:table-cell>
          <table:table-cell office:value-type="float" office:value="110.07" calcext:value-type="float">
            <text:p>110.07</text:p>
          </table:table-cell>
          <table:table-cell office:value-type="float" office:value="140.656" calcext:value-type="float">
            <text:p>140.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1292" calcext:value-type="float">
            <text:p>681292</text:p>
          </table:table-cell>
          <table:table-cell office:value-type="float" office:value="238.19" calcext:value-type="float">
            <text:p>238.19</text:p>
          </table:table-cell>
          <table:table-cell office:value-type="float" office:value="286.992" calcext:value-type="float">
            <text:p>286.992</text:p>
          </table:table-cell>
          <table:table-cell office:value-type="float" office:value="168.926" calcext:value-type="float">
            <text:p>168.926</text:p>
          </table:table-cell>
          <table:table-cell table:number-columns-repeated="2"/>
          <table:table-cell office:value-type="float" office:value="150.427" calcext:value-type="float">
            <text:p>150.427</text:p>
          </table:table-cell>
          <table:table-cell office:value-type="float" office:value="118.794" calcext:value-type="float">
            <text:p>118.794</text:p>
          </table:table-cell>
          <table:table-cell office:value-type="float" office:value="153.016" calcext:value-type="float">
            <text:p>153.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3.103" calcext:value-type="float">
            <text:p>293.103</text:p>
          </table:table-cell>
          <table:table-cell office:value-type="float" office:value="363.387" calcext:value-type="float">
            <text:p>363.387</text:p>
          </table:table-cell>
          <table:table-cell office:value-type="float" office:value="180.385" calcext:value-type="float">
            <text:p>180.385</text:p>
          </table:table-cell>
          <table:table-cell table:number-columns-repeated="2"/>
          <table:table-cell office:value-type="float" office:value="158.879" calcext:value-type="float">
            <text:p>158.879</text:p>
          </table:table-cell>
          <table:table-cell office:value-type="float" office:value="143.141" calcext:value-type="float">
            <text:p>143.141</text:p>
          </table:table-cell>
          <table:table-cell office:value-type="float" office:value="191.697" calcext:value-type="float">
            <text:p>191.6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 style:data-style-name="N2" text:time-value="17:04:03.552538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6T06:02:59.775497800</meta:creation-date>
    <dc:date>2025-04-07T17:04:41.408492400</dc:date>
    <meta:editing-duration>PT1H7M53S</meta:editing-duration>
    <meta:editing-cycles>3</meta:editing-cycles>
    <meta:generator>LibreOffice/25.2.1.2$Windows_X86_64 LibreOffice_project/d3abf4aee5fd705e4a92bba33a32f40bc4e56f49</meta:generator>
    <meta:document-statistic meta:table-count="2" meta:cell-count="66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stroke-dash="Long_20_Dot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1" chart:maximum="100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  <style:style style:name="T1" style:family="text">
      <style:text-properties fo:font-size="12pt" style:font-size-asian="9pt" style:font-size-complex="9pt"/>
    </style:style>
  </office:automatic-styles>
  <office:body>
    <office:chart>
      <chart:chart svg:width="22.776cm" svg:height="12.805cm" xlink:href=".." xlink:type="simple" chart:class="chart:scatter" chart:style-name="ch1">
        <chart:legend chart:legend-position="end" svg:x="6.54cm" svg:y="1.396cm" style:legend-expansion="custom" svg:width="8.375cm" svg:height="3.203cm" style:legend-expansion-aspect-ratio="2.61473618482672" chart:style-name="ch2"/>
        <chart:plot-area chart:style-name="ch3" svg:x="0.453cm" svg:y="0.254cm" svg:width="22.451cm" svg:height="12.033cm">
          <chart:coordinate-region svg:x="1.489cm" svg:y="0.449cm" svg:width="20.727cm" svg:height="11.199cm"/>
          <chart:axis chart:dimension="x" chart:name="primary-x" chart:style-name="ch4">
            <chart:title svg:x="10.084cm" svg:y="12.075cm" chart:style-name="ch5">
              <text:p><text:span text:style-name="T1">Model Elements</text:span></text:p>
            </chart:title>
            <chart:grid chart:style-name="ch6" chart:class="major"/>
          </chart:axis>
          <chart:axis chart:dimension="y" chart:name="primary-y" chart:style-name="ch7">
            <chart:title svg:x="0cm" svg:y="10.028cm" chart:style-name="ch8">
              <text:p><text:span text:style-name="T1">Normalized Execution Time ns/element</text:span>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Intersection.D2:Intersection.D38" chart:label-cell-address="Intersection.D1:Intersection.D1" chart:class="chart:scatter">
            <chart:domain table:cell-range-address="Intersection.B2:Intersection.B38"/>
            <chart:data-point chart:repeated="37"/>
          </chart:series>
          <chart:series chart:style-name="ch11" chart:values-cell-range-address="Intersection.C2:Intersection.C38" chart:label-cell-address="Intersection.C1:Intersection.C1" chart:class="chart:scatter">
            <chart:data-point chart:repeated="37"/>
          </chart:series>
          <chart:series chart:style-name="ch12" chart:values-cell-range-address="Intersection.J2:Intersection.J38" chart:label-cell-address="Intersection.J1:Intersection.J1" chart:class="chart:scatter">
            <chart:data-point chart:repeated="37"/>
          </chart:series>
          <chart:series chart:style-name="ch13" chart:values-cell-range-address="Intersection.I2:Intersection.I38" chart:label-cell-address="Intersection.I1:Intersection.I1" chart:class="chart:scatter">
            <chart:data-point chart:repeated="37"/>
          </chart:series>
          <chart:series chart:style-name="ch14" chart:values-cell-range-address="Intersection.E2:Intersection.E38" chart:label-cell-address="Intersection.E1:Intersection.E1" chart:class="chart:scatter">
            <chart:data-point chart:repeated="37"/>
          </chart:series>
          <chart:series chart:style-name="ch15" chart:values-cell-range-address="Intersection.F2:Intersection.F32" chart:label-cell-address="Intersection.F1:Intersection.F1" chart:class="chart:scatter">
            <chart:data-point chart:repeated="37"/>
          </chart:series>
          <chart:series chart:style-name="ch16" chart:values-cell-range-address="Intersection.H2:Intersection.H38" chart:label-cell-address="Intersection.H1:Intersection.H1" chart:class="chart:scatter">
            <chart:data-point chart:repeated="37"/>
          </chart:series>
          <chart:series chart:style-name="ch17" chart:values-cell-range-address="Intersection.G2:Intersection.G6" chart:label-cell-address="Intersection.G1:Intersection.G1" chart:class="chart:scatter">
            <chart:data-point chart:repeated="3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argeCoCollection</text:p>
                <draw:g>
                  <svg:desc>Intersection.D1:Intersection.D1</svg:desc>
                </draw:g>
              </table:table-cell>
              <table:table-cell office:value-type="string">
                <text:p>NonDeterminateJavaSet</text:p>
                <draw:g>
                  <svg:desc>Intersection.C1:Intersection.C1</svg:desc>
                </draw:g>
              </table:table-cell>
              <table:table-cell office:value-type="string">
                <text:p>LargeWellHashedCoCollection</text:p>
                <draw:g>
                  <svg:desc>Intersection.J1:Intersection.J1</svg:desc>
                </draw:g>
              </table:table-cell>
              <table:table-cell office:value-type="string">
                <text:p>NonDeterminateWellHashedJavaSet</text:p>
                <draw:g>
                  <svg:desc>Intersection.I1:Intersection.I1</svg:desc>
                </draw:g>
              </table:table-cell>
              <table:table-cell office:value-type="string">
                <text:p>SmallCoCollection</text:p>
                <draw:g>
                  <svg:desc>Intersection.E1:Intersection.E1</svg:desc>
                </draw:g>
              </table:table-cell>
              <table:table-cell office:value-type="string">
                <text:p>TinyCoCollection</text:p>
                <draw:g>
                  <svg:desc>Intersection.F1:Intersection.F1</svg:desc>
                </draw:g>
              </table:table-cell>
              <table:table-cell office:value-type="string">
                <text:p>SmallWellHashedCoCollection</text:p>
                <draw:g>
                  <svg:desc>Intersection.H1:Intersection.H1</svg:desc>
                </draw:g>
              </table:table-cell>
              <table:table-cell office:value-type="string">
                <text:p>FixedCoCollection</text:p>
                <draw:g>
                  <svg:desc>Intersection.G1:Intersecti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Intersection.B2:Intersection.B38</svg:desc>
                </draw:g>
              </table:table-cell>
              <table:table-cell office:value-type="float" office:value="53.6">
                <text:p>53.6</text:p>
                <draw:g>
                  <svg:desc>Intersection.D2:Intersection.D38</svg:desc>
                </draw:g>
              </table:table-cell>
              <table:table-cell office:value-type="float" office:value="18.2">
                <text:p>18.2</text:p>
                <draw:g>
                  <svg:desc>Intersection.C2:Intersection.C38</svg:desc>
                </draw:g>
              </table:table-cell>
              <table:table-cell office:value-type="float" office:value="53.7">
                <text:p>53.7</text:p>
                <draw:g>
                  <svg:desc>Intersection.J2:Intersection.J38</svg:desc>
                </draw:g>
              </table:table-cell>
              <table:table-cell office:value-type="float" office:value="18.1">
                <text:p>18.1</text:p>
                <draw:g>
                  <svg:desc>Intersection.I2:Intersection.I38</svg:desc>
                </draw:g>
              </table:table-cell>
              <table:table-cell office:value-type="float" office:value="42.5">
                <text:p>42.5</text:p>
                <draw:g>
                  <svg:desc>Intersection.E2:Intersection.E38</svg:desc>
                </draw:g>
              </table:table-cell>
              <table:table-cell office:value-type="float" office:value="44.4">
                <text:p>44.4</text:p>
                <draw:g>
                  <svg:desc>Intersection.F2:Intersection.F32</svg:desc>
                </draw:g>
              </table:table-cell>
              <table:table-cell office:value-type="float" office:value="40.9">
                <text:p>40.9</text:p>
                <draw:g>
                  <svg:desc>Intersection.H2:Intersection.H38</svg:desc>
                </draw:g>
              </table:table-cell>
              <table:table-cell office:value-type="float" office:value="3.5">
                <text:p>3.5</text:p>
                <draw:g>
                  <svg:desc>Intersection.G2:Intersection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2.7">
                <text:p>92.7</text:p>
              </table:table-cell>
              <table:table-cell office:value-type="float" office:value="57">
                <text:p>57</text:p>
              </table:table-cell>
              <table:table-cell office:value-type="float" office:value="89.8">
                <text:p>89.8</text:p>
              </table:table-cell>
              <table:table-cell office:value-type="float" office:value="56.1">
                <text:p>56.1</text:p>
              </table:table-cell>
              <table:table-cell office:value-type="float" office:value="36.1">
                <text:p>36.1</text:p>
              </table:table-cell>
              <table:table-cell office:value-type="float" office:value="36.6">
                <text:p>36.6</text:p>
              </table:table-cell>
              <table:table-cell office:value-type="float" office:value="35.9">
                <text:p>35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6.4">
                <text:p>56.4</text:p>
              </table:table-cell>
              <table:table-cell office:value-type="float" office:value="39.6">
                <text:p>39.6</text:p>
              </table:table-cell>
              <table:table-cell office:value-type="float" office:value="53.9">
                <text:p>53.9</text:p>
              </table:table-cell>
              <table:table-cell office:value-type="float" office:value="38.7">
                <text:p>38.7</text:p>
              </table:table-cell>
              <table:table-cell office:value-type="float" office:value="19.4">
                <text:p>19.4</text:p>
              </table:table-cell>
              <table:table-cell office:value-type="float" office:value="20.4">
                <text:p>20.4</text:p>
              </table:table-cell>
              <table:table-cell office:value-type="float" office:value="18.7">
                <text:p>18.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5.045">
                <text:p>45.045</text:p>
              </table:table-cell>
              <table:table-cell office:value-type="float" office:value="33.133">
                <text:p>33.133</text:p>
              </table:table-cell>
              <table:table-cell office:value-type="float" office:value="41.842">
                <text:p>41.842</text:p>
              </table:table-cell>
              <table:table-cell office:value-type="float" office:value="31.231">
                <text:p>31.231</text:p>
              </table:table-cell>
              <table:table-cell office:value-type="float" office:value="13.714">
                <text:p>13.714</text:p>
              </table:table-cell>
              <table:table-cell office:value-type="float" office:value="14.214">
                <text:p>14.214</text:p>
              </table:table-cell>
              <table:table-cell office:value-type="float" office:value="12.813">
                <text:p>12.813</text:p>
              </table:table-cell>
              <table:table-cell office:value-type="float" office:value="2.102">
                <text:p>2.1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5.6">
                <text:p>35.6</text:p>
              </table:table-cell>
              <table:table-cell office:value-type="float" office:value="28.5">
                <text:p>28.5</text:p>
              </table:table-cell>
              <table:table-cell office:value-type="float" office:value="30.9">
                <text:p>30.9</text:p>
              </table:table-cell>
              <table:table-cell office:value-type="float" office:value="25.7">
                <text:p>25.7</text:p>
              </table:table-cell>
              <table:table-cell office:value-type="float" office:value="9.4">
                <text:p>9.4</text:p>
              </table:table-cell>
              <table:table-cell office:value-type="float" office:value="9.6">
                <text:p>9.6</text:p>
              </table:table-cell>
              <table:table-cell office:value-type="float" office:value="7.3">
                <text:p>7.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9.577">
                <text:p>29.577</text:p>
              </table:table-cell>
              <table:table-cell office:value-type="float" office:value="25.151">
                <text:p>25.151</text:p>
              </table:table-cell>
              <table:table-cell office:value-type="float" office:value="27.565">
                <text:p>27.565</text:p>
              </table:table-cell>
              <table:table-cell office:value-type="float" office:value="23.944">
                <text:p>23.944</text:p>
              </table:table-cell>
              <table:table-cell office:value-type="float" office:value="7.445">
                <text:p>7.445</text:p>
              </table:table-cell>
              <table:table-cell office:value-type="float" office:value="7.746">
                <text:p>7.746</text:p>
              </table:table-cell>
              <table:table-cell office:value-type="float" office:value="5.533">
                <text:p>5.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8.9">
                <text:p>28.9</text:p>
              </table:table-cell>
              <table:table-cell office:value-type="float" office:value="24.6">
                <text:p>24.6</text:p>
              </table:table-cell>
              <table:table-cell office:value-type="float" office:value="26.4">
                <text:p>26.4</text:p>
              </table:table-cell>
              <table:table-cell office:value-type="float" office:value="21.7">
                <text:p>21.7</text:p>
              </table:table-cell>
              <table:table-cell office:value-type="float" office:value="7.6">
                <text:p>7.6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7.172">
                <text:p>27.172</text:p>
              </table:table-cell>
              <table:table-cell office:value-type="float" office:value="22.323">
                <text:p>22.323</text:p>
              </table:table-cell>
              <table:table-cell office:value-type="float" office:value="25.152">
                <text:p>25.152</text:p>
              </table:table-cell>
              <table:table-cell office:value-type="float" office:value="21.818">
                <text:p>21.818</text:p>
              </table:table-cell>
              <table:table-cell office:value-type="float" office:value="6.97">
                <text:p>6.97</text:p>
              </table:table-cell>
              <table:table-cell office:value-type="float" office:value="6.768">
                <text:p>6.768</text:p>
              </table:table-cell>
              <table:table-cell office:value-type="float" office:value="4.747">
                <text:p>4.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25.657">
                <text:p>25.657</text:p>
              </table:table-cell>
              <table:table-cell office:value-type="float" office:value="22.121">
                <text:p>22.121</text:p>
              </table:table-cell>
              <table:table-cell office:value-type="float" office:value="24.444">
                <text:p>24.444</text:p>
              </table:table-cell>
              <table:table-cell office:value-type="float" office:value="20.101">
                <text:p>20.101</text:p>
              </table:table-cell>
              <table:table-cell office:value-type="float" office:value="7.273">
                <text:p>7.273</text:p>
              </table:table-cell>
              <table:table-cell office:value-type="float" office:value="6.869">
                <text:p>6.869</text:p>
              </table:table-cell>
              <table:table-cell office:value-type="float" office:value="4.646">
                <text:p>4.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27.218">
                <text:p>27.218</text:p>
              </table:table-cell>
              <table:table-cell office:value-type="float" office:value="22.379">
                <text:p>22.379</text:p>
              </table:table-cell>
              <table:table-cell office:value-type="float" office:value="24.093">
                <text:p>24.093</text:p>
              </table:table-cell>
              <table:table-cell office:value-type="float" office:value="19.859">
                <text:p>19.859</text:p>
              </table:table-cell>
              <table:table-cell office:value-type="float" office:value="7.46">
                <text:p>7.46</text:p>
              </table:table-cell>
              <table:table-cell office:value-type="float" office:value="7.056">
                <text:p>7.056</text:p>
              </table:table-cell>
              <table:table-cell office:value-type="float" office:value="4.839">
                <text:p>4.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26.501">
                <text:p>26.501</text:p>
              </table:table-cell>
              <table:table-cell office:value-type="float" office:value="21.222">
                <text:p>21.222</text:p>
              </table:table-cell>
              <table:table-cell office:value-type="float" office:value="22.671">
                <text:p>22.671</text:p>
              </table:table-cell>
              <table:table-cell office:value-type="float" office:value="19.358">
                <text:p>19.358</text:p>
              </table:table-cell>
              <table:table-cell office:value-type="float" office:value="6.936">
                <text:p>6.936</text:p>
              </table:table-cell>
              <table:table-cell office:value-type="float" office:value="6.729">
                <text:p>6.729</text:p>
              </table:table-cell>
              <table:table-cell office:value-type="float" office:value="4.762">
                <text:p>4.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  <table:table-cell office:value-type="float" office:value="26.471">
                <text:p>26.471</text:p>
              </table:table-cell>
              <table:table-cell office:value-type="float" office:value="21.008">
                <text:p>21.008</text:p>
              </table:table-cell>
              <table:table-cell office:value-type="float" office:value="23.109">
                <text:p>23.109</text:p>
              </table:table-cell>
              <table:table-cell office:value-type="float" office:value="19.223">
                <text:p>19.223</text:p>
              </table:table-cell>
              <table:table-cell office:value-type="float" office:value="7.458">
                <text:p>7.458</text:p>
              </table:table-cell>
              <table:table-cell office:value-type="float" office:value="7.248">
                <text:p>7.248</text:p>
              </table:table-cell>
              <table:table-cell office:value-type="float" office:value="4.727">
                <text:p>4.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26.5">
                <text:p>26.5</text:p>
              </table:table-cell>
              <table:table-cell office:value-type="float" office:value="21.3">
                <text:p>21.3</text:p>
              </table:table-cell>
              <table:table-cell office:value-type="float" office:value="23.7">
                <text:p>23.7</text:p>
              </table:table-cell>
              <table:table-cell office:value-type="float" office:value="19.7">
                <text:p>19.7</text:p>
              </table:table-cell>
              <table:table-cell office:value-type="float" office:value="7.4">
                <text:p>7.4</text:p>
              </table:table-cell>
              <table:table-cell office:value-type="float" office:value="7.5">
                <text:p>7.5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">
                <text:p>147</text:p>
              </table:table-cell>
              <table:table-cell office:value-type="float" office:value="26.644">
                <text:p>26.644</text:p>
              </table:table-cell>
              <table:table-cell office:value-type="float" office:value="20.635">
                <text:p>20.635</text:p>
              </table:table-cell>
              <table:table-cell office:value-type="float" office:value="22.789">
                <text:p>22.789</text:p>
              </table:table-cell>
              <table:table-cell office:value-type="float" office:value="18.367">
                <text:p>18.367</text:p>
              </table:table-cell>
              <table:table-cell office:value-type="float" office:value="7.596">
                <text:p>7.596</text:p>
              </table:table-cell>
              <table:table-cell office:value-type="float" office:value="7.71">
                <text:p>7.71</text:p>
              </table:table-cell>
              <table:table-cell office:value-type="float" office:value="5.442">
                <text:p>5.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5">
                <text:p>215</text:p>
              </table:table-cell>
              <table:table-cell office:value-type="float" office:value="27.791">
                <text:p>27.791</text:p>
              </table:table-cell>
              <table:table-cell office:value-type="float" office:value="20.814">
                <text:p>20.814</text:p>
              </table:table-cell>
              <table:table-cell office:value-type="float" office:value="24.07">
                <text:p>24.07</text:p>
              </table:table-cell>
              <table:table-cell office:value-type="float" office:value="19.419">
                <text:p>19.419</text:p>
              </table:table-cell>
              <table:table-cell office:value-type="float" office:value="8.256">
                <text:p>8.256</text:p>
              </table:table-cell>
              <table:table-cell office:value-type="float" office:value="8.256">
                <text:p>8.256</text:p>
              </table:table-cell>
              <table:table-cell office:value-type="float" office:value="5.814">
                <text:p>5.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">
                <text:p>316</text:p>
              </table:table-cell>
              <table:table-cell office:value-type="float" office:value="28.059">
                <text:p>28.059</text:p>
              </table:table-cell>
              <table:table-cell office:value-type="float" office:value="20.148">
                <text:p>20.148</text:p>
              </table:table-cell>
              <table:table-cell office:value-type="float" office:value="23.629">
                <text:p>23.629</text:p>
              </table:table-cell>
              <table:table-cell office:value-type="float" office:value="18.46">
                <text:p>18.46</text:p>
              </table:table-cell>
              <table:table-cell office:value-type="float" office:value="8.755">
                <text:p>8.755</text:p>
              </table:table-cell>
              <table:table-cell office:value-type="float" office:value="8.966">
                <text:p>8.966</text:p>
              </table:table-cell>
              <table:table-cell office:value-type="float" office:value="6.329">
                <text:p>6.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4">
                <text:p>464</text:p>
              </table:table-cell>
              <table:table-cell office:value-type="float" office:value="31.466">
                <text:p>31.466</text:p>
              </table:table-cell>
              <table:table-cell office:value-type="float" office:value="21.121">
                <text:p>21.121</text:p>
              </table:table-cell>
              <table:table-cell office:value-type="float" office:value="24.353">
                <text:p>24.353</text:p>
              </table:table-cell>
              <table:table-cell office:value-type="float" office:value="19.828">
                <text:p>19.828</text:p>
              </table:table-cell>
              <table:table-cell office:value-type="float" office:value="9.052">
                <text:p>9.052</text:p>
              </table:table-cell>
              <table:table-cell office:value-type="float" office:value="9.267">
                <text:p>9.267</text:p>
              </table:table-cell>
              <table:table-cell office:value-type="float" office:value="6.573">
                <text:p>6.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1">
                <text:p>681</text:p>
              </table:table-cell>
              <table:table-cell office:value-type="float" office:value="32.746">
                <text:p>32.746</text:p>
              </table:table-cell>
              <table:table-cell office:value-type="float" office:value="23.201">
                <text:p>23.201</text:p>
              </table:table-cell>
              <table:table-cell office:value-type="float" office:value="23.935">
                <text:p>23.935</text:p>
              </table:table-cell>
              <table:table-cell office:value-type="float" office:value="18.796">
                <text:p>18.796</text:p>
              </table:table-cell>
              <table:table-cell office:value-type="float" office:value="9.104">
                <text:p>9.104</text:p>
              </table:table-cell>
              <table:table-cell office:value-type="float" office:value="9.838">
                <text:p>9.838</text:p>
              </table:table-cell>
              <table:table-cell office:value-type="float" office:value="7.048">
                <text:p>7.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38.4">
                <text:p>38.4</text:p>
              </table:table-cell>
              <table:table-cell office:value-type="float" office:value="25">
                <text:p>25</text:p>
              </table:table-cell>
              <table:table-cell office:value-type="float" office:value="24.8">
                <text:p>24.8</text:p>
              </table:table-cell>
              <table:table-cell office:value-type="float" office:value="18.7">
                <text:p>18.7</text:p>
              </table:table-cell>
              <table:table-cell office:value-type="float" office:value="11">
                <text:p>11</text:p>
              </table:table-cell>
              <table:table-cell office:value-type="float" office:value="9.8">
                <text:p>9.8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8">
                <text:p>1468</text:p>
              </table:table-cell>
              <table:table-cell office:value-type="float" office:value="41.894">
                <text:p>41.894</text:p>
              </table:table-cell>
              <table:table-cell office:value-type="float" office:value="30.313">
                <text:p>30.313</text:p>
              </table:table-cell>
              <table:table-cell office:value-type="float" office:value="25.272">
                <text:p>25.272</text:p>
              </table:table-cell>
              <table:table-cell office:value-type="float" office:value="18.052">
                <text:p>18.052</text:p>
              </table:table-cell>
              <table:table-cell office:value-type="float" office:value="14.578">
                <text:p>14.578</text:p>
              </table:table-cell>
              <table:table-cell office:value-type="float" office:value="10.831">
                <text:p>10.831</text:p>
              </table:table-cell>
              <table:table-cell office:value-type="float" office:value="8.311">
                <text:p>8.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4">
                <text:p>2154</text:p>
              </table:table-cell>
              <table:table-cell office:value-type="float" office:value="46.704">
                <text:p>46.704</text:p>
              </table:table-cell>
              <table:table-cell office:value-type="float" office:value="33.519">
                <text:p>33.519</text:p>
              </table:table-cell>
              <table:table-cell office:value-type="float" office:value="26.973">
                <text:p>26.973</text:p>
              </table:table-cell>
              <table:table-cell office:value-type="float" office:value="18.617">
                <text:p>18.617</text:p>
              </table:table-cell>
              <table:table-cell office:value-type="float" office:value="16.295">
                <text:p>16.295</text:p>
              </table:table-cell>
              <table:table-cell office:value-type="float" office:value="11.328">
                <text:p>11.328</text:p>
              </table:table-cell>
              <table:table-cell office:value-type="float" office:value="8.496">
                <text:p>8.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62">
                <text:p>3162</text:p>
              </table:table-cell>
              <table:table-cell office:value-type="float" office:value="53.479">
                <text:p>53.479</text:p>
              </table:table-cell>
              <table:table-cell office:value-type="float" office:value="36.528">
                <text:p>36.528</text:p>
              </table:table-cell>
              <table:table-cell office:value-type="float" office:value="27.419">
                <text:p>27.419</text:p>
              </table:table-cell>
              <table:table-cell office:value-type="float" office:value="19.292">
                <text:p>19.292</text:p>
              </table:table-cell>
              <table:table-cell office:value-type="float" office:value="16.762">
                <text:p>16.762</text:p>
              </table:table-cell>
              <table:table-cell office:value-type="float" office:value="12.903">
                <text:p>12.903</text:p>
              </table:table-cell>
              <table:table-cell office:value-type="float" office:value="8.571">
                <text:p>8.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42">
                <text:p>4642</text:p>
              </table:table-cell>
              <table:table-cell office:value-type="float" office:value="54.072">
                <text:p>54.072</text:p>
              </table:table-cell>
              <table:table-cell office:value-type="float" office:value="39.444">
                <text:p>39.444</text:p>
              </table:table-cell>
              <table:table-cell office:value-type="float" office:value="26.562">
                <text:p>26.562</text:p>
              </table:table-cell>
              <table:table-cell office:value-type="float" office:value="18.096">
                <text:p>18.096</text:p>
              </table:table-cell>
              <table:table-cell office:value-type="float" office:value="17.277">
                <text:p>17.277</text:p>
              </table:table-cell>
              <table:table-cell office:value-type="float" office:value="14.433">
                <text:p>14.433</text:p>
              </table:table-cell>
              <table:table-cell office:value-type="float" office:value="8.832">
                <text:p>8.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13">
                <text:p>6813</text:p>
              </table:table-cell>
              <table:table-cell office:value-type="float" office:value="58.814">
                <text:p>58.814</text:p>
              </table:table-cell>
              <table:table-cell office:value-type="float" office:value="42.346">
                <text:p>42.346</text:p>
              </table:table-cell>
              <table:table-cell office:value-type="float" office:value="28.754">
                <text:p>28.754</text:p>
              </table:table-cell>
              <table:table-cell office:value-type="float" office:value="18.978">
                <text:p>18.978</text:p>
              </table:table-cell>
              <table:table-cell office:value-type="float" office:value="18.23">
                <text:p>18.23</text:p>
              </table:table-cell>
              <table:table-cell office:value-type="float" office:value="15.837">
                <text:p>15.837</text:p>
              </table:table-cell>
              <table:table-cell office:value-type="float" office:value="9.218">
                <text:p>9.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">
                <text:p>10000</text:p>
              </table:table-cell>
              <table:table-cell office:value-type="float" office:value="63.07">
                <text:p>63.07</text:p>
              </table:table-cell>
              <table:table-cell office:value-type="float" office:value="44.8">
                <text:p>44.8</text:p>
              </table:table-cell>
              <table:table-cell office:value-type="float" office:value="33.42">
                <text:p>33.42</text:p>
              </table:table-cell>
              <table:table-cell office:value-type="float" office:value="19.4">
                <text:p>19.4</text:p>
              </table:table-cell>
              <table:table-cell office:value-type="float" office:value="18.35">
                <text:p>18.35</text:p>
              </table:table-cell>
              <table:table-cell office:value-type="float" office:value="16.97">
                <text:p>16.97</text:p>
              </table:table-cell>
              <table:table-cell office:value-type="float" office:value="9.78">
                <text:p>9.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78">
                <text:p>14678</text:p>
              </table:table-cell>
              <table:table-cell office:value-type="float" office:value="67.87">
                <text:p>67.87</text:p>
              </table:table-cell>
              <table:table-cell office:value-type="float" office:value="51.179">
                <text:p>51.179</text:p>
              </table:table-cell>
              <table:table-cell office:value-type="float" office:value="34.589">
                <text:p>34.589</text:p>
              </table:table-cell>
              <table:table-cell office:value-type="float" office:value="24.383">
                <text:p>24.383</text:p>
              </table:table-cell>
              <table:table-cell office:value-type="float" office:value="18.456">
                <text:p>18.456</text:p>
              </table:table-cell>
              <table:table-cell office:value-type="float" office:value="NaN">
                <text:p>NaN</text:p>
              </table:table-cell>
              <table:table-cell office:value-type="float" office:value="10.008">
                <text:p>10.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544">
                <text:p>21544</text:p>
              </table:table-cell>
              <table:table-cell office:value-type="float" office:value="63.934">
                <text:p>63.934</text:p>
              </table:table-cell>
              <table:table-cell office:value-type="float" office:value="54.057">
                <text:p>54.057</text:p>
              </table:table-cell>
              <table:table-cell office:value-type="float" office:value="33.555">
                <text:p>33.555</text:p>
              </table:table-cell>
              <table:table-cell office:value-type="float" office:value="26.56">
                <text:p>26.56</text:p>
              </table:table-cell>
              <table:table-cell office:value-type="float" office:value="19.221">
                <text:p>19.221</text:p>
              </table:table-cell>
              <table:table-cell office:value-type="float" office:value="NaN">
                <text:p>NaN</text:p>
              </table:table-cell>
              <table:table-cell office:value-type="float" office:value="10.318">
                <text:p>10.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23">
                <text:p>31623</text:p>
              </table:table-cell>
              <table:table-cell office:value-type="float" office:value="69.987">
                <text:p>69.987</text:p>
              </table:table-cell>
              <table:table-cell office:value-type="float" office:value="55.09">
                <text:p>55.09</text:p>
              </table:table-cell>
              <table:table-cell office:value-type="float" office:value="32.704">
                <text:p>32.704</text:p>
              </table:table-cell>
              <table:table-cell office:value-type="float" office:value="22.253">
                <text:p>22.253</text:p>
              </table:table-cell>
              <table:table-cell office:value-type="float" office:value="19.533">
                <text:p>19.533</text:p>
              </table:table-cell>
              <table:table-cell office:value-type="float" office:value="NaN">
                <text:p>NaN</text:p>
              </table:table-cell>
              <table:table-cell office:value-type="float" office:value="10.695">
                <text:p>10.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416">
                <text:p>46416</text:p>
              </table:table-cell>
              <table:table-cell office:value-type="float" office:value="72.992">
                <text:p>72.992</text:p>
              </table:table-cell>
              <table:table-cell office:value-type="float" office:value="51.655">
                <text:p>51.655</text:p>
              </table:table-cell>
              <table:table-cell office:value-type="float" office:value="37.334">
                <text:p>37.334</text:p>
              </table:table-cell>
              <table:table-cell office:value-type="float" office:value="20.564">
                <text:p>20.564</text:p>
              </table:table-cell>
              <table:table-cell office:value-type="float" office:value="19.685">
                <text:p>19.685</text:p>
              </table:table-cell>
              <table:table-cell office:value-type="float" office:value="NaN">
                <text:p>NaN</text:p>
              </table:table-cell>
              <table:table-cell office:value-type="float" office:value="10.994">
                <text:p>10.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129">
                <text:p>68129</text:p>
              </table:table-cell>
              <table:table-cell office:value-type="float" office:value="80.029">
                <text:p>80.029</text:p>
              </table:table-cell>
              <table:table-cell office:value-type="float" office:value="57.993">
                <text:p>57.993</text:p>
              </table:table-cell>
              <table:table-cell office:value-type="float" office:value="37.746">
                <text:p>37.746</text:p>
              </table:table-cell>
              <table:table-cell office:value-type="float" office:value="22.576">
                <text:p>22.576</text:p>
              </table:table-cell>
              <table:table-cell office:value-type="float" office:value="19.993">
                <text:p>19.993</text:p>
              </table:table-cell>
              <table:table-cell office:value-type="float" office:value="NaN">
                <text:p>NaN</text:p>
              </table:table-cell>
              <table:table-cell office:value-type="float" office:value="11.284">
                <text:p>11.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">
                <text:p>100000</text:p>
              </table:table-cell>
              <table:table-cell office:value-type="float" office:value="80.585">
                <text:p>80.585</text:p>
              </table:table-cell>
              <table:table-cell office:value-type="float" office:value="63.138">
                <text:p>63.138</text:p>
              </table:table-cell>
              <table:table-cell office:value-type="float" office:value="36.827">
                <text:p>36.827</text:p>
              </table:table-cell>
              <table:table-cell office:value-type="float" office:value="26.522">
                <text:p>26.522</text:p>
              </table:table-cell>
              <table:table-cell office:value-type="float" office:value="20.365">
                <text:p>20.365</text:p>
              </table:table-cell>
              <table:table-cell office:value-type="float" office:value="NaN">
                <text:p>NaN</text:p>
              </table:table-cell>
              <table:table-cell office:value-type="float" office:value="11.612">
                <text:p>11.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780">
                <text:p>146780</text:p>
              </table:table-cell>
              <table:table-cell office:value-type="float" office:value="98.672">
                <text:p>98.672</text:p>
              </table:table-cell>
              <table:table-cell office:value-type="float" office:value="73.21">
                <text:p>73.21</text:p>
              </table:table-cell>
              <table:table-cell office:value-type="float" office:value="41.57">
                <text:p>41.57</text:p>
              </table:table-cell>
              <table:table-cell office:value-type="float" office:value="25.248">
                <text:p>25.248</text:p>
              </table:table-cell>
              <table:table-cell office:value-type="float" office:value="20.897">
                <text:p>20.897</text:p>
              </table:table-cell>
              <table:table-cell office:value-type="float" office:value="NaN">
                <text:p>NaN</text:p>
              </table:table-cell>
              <table:table-cell office:value-type="float" office:value="12.036">
                <text:p>12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5443">
                <text:p>215443</text:p>
              </table:table-cell>
              <table:table-cell office:value-type="float" office:value="106.863">
                <text:p>106.863</text:p>
              </table:table-cell>
              <table:table-cell office:value-type="float" office:value="86.803">
                <text:p>86.803</text:p>
              </table:table-cell>
              <table:table-cell office:value-type="float" office:value="42.386">
                <text:p>42.386</text:p>
              </table:table-cell>
              <table:table-cell office:value-type="float" office:value="29.925">
                <text:p>29.925</text:p>
              </table:table-cell>
              <table:table-cell office:value-type="float" office:value="21.867">
                <text:p>21.867</text:p>
              </table:table-cell>
              <table:table-cell office:value-type="float" office:value="NaN">
                <text:p>NaN</text:p>
              </table:table-cell>
              <table:table-cell office:value-type="float" office:value="12.569">
                <text:p>12.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228">
                <text:p>316228</text:p>
              </table:table-cell>
              <table:table-cell office:value-type="float" office:value="108.068">
                <text:p>108.068</text:p>
              </table:table-cell>
              <table:table-cell office:value-type="float" office:value="85.405">
                <text:p>85.405</text:p>
              </table:table-cell>
              <table:table-cell office:value-type="float" office:value="46.203">
                <text:p>46.203</text:p>
              </table:table-cell>
              <table:table-cell office:value-type="float" office:value="29.922">
                <text:p>29.922</text:p>
              </table:table-cell>
              <table:table-cell office:value-type="float" office:value="24.236">
                <text:p>24.236</text:p>
              </table:table-cell>
              <table:table-cell office:value-type="float" office:value="NaN">
                <text:p>NaN</text:p>
              </table:table-cell>
              <table:table-cell office:value-type="float" office:value="12.981">
                <text:p>12.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4159">
                <text:p>464159</text:p>
              </table:table-cell>
              <table:table-cell office:value-type="float" office:value="119.017">
                <text:p>119.017</text:p>
              </table:table-cell>
              <table:table-cell office:value-type="float" office:value="97.906">
                <text:p>97.906</text:p>
              </table:table-cell>
              <table:table-cell office:value-type="float" office:value="46.561">
                <text:p>46.561</text:p>
              </table:table-cell>
              <table:table-cell office:value-type="float" office:value="31.826">
                <text:p>31.826</text:p>
              </table:table-cell>
              <table:table-cell office:value-type="float" office:value="26.26">
                <text:p>26.26</text:p>
              </table:table-cell>
              <table:table-cell office:value-type="float" office:value="NaN">
                <text:p>NaN</text:p>
              </table:table-cell>
              <table:table-cell office:value-type="float" office:value="13.362">
                <text:p>13.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1292">
                <text:p>681292</text:p>
              </table:table-cell>
              <table:table-cell office:value-type="float" office:value="127.172">
                <text:p>127.172</text:p>
              </table:table-cell>
              <table:table-cell office:value-type="float" office:value="98.972">
                <text:p>98.972</text:p>
              </table:table-cell>
              <table:table-cell office:value-type="float" office:value="52.583">
                <text:p>52.583</text:p>
              </table:table-cell>
              <table:table-cell office:value-type="float" office:value="31.96">
                <text:p>31.96</text:p>
              </table:table-cell>
              <table:table-cell office:value-type="float" office:value="28.292">
                <text:p>28.292</text:p>
              </table:table-cell>
              <table:table-cell office:value-type="float" office:value="NaN">
                <text:p>NaN</text:p>
              </table:table-cell>
              <table:table-cell office:value-type="float" office:value="13.755">
                <text:p>13.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0">
                <text:p>1000000</text:p>
              </table:table-cell>
              <table:table-cell office:value-type="float" office:value="143.242">
                <text:p>143.242</text:p>
              </table:table-cell>
              <table:table-cell office:value-type="float" office:value="118.639">
                <text:p>118.639</text:p>
              </table:table-cell>
              <table:table-cell office:value-type="float" office:value="49.072">
                <text:p>49.072</text:p>
              </table:table-cell>
              <table:table-cell office:value-type="float" office:value="30.658">
                <text:p>30.658</text:p>
              </table:table-cell>
              <table:table-cell office:value-type="float" office:value="29.342">
                <text:p>29.342</text:p>
              </table:table-cell>
              <table:table-cell office:value-type="float" office:value="NaN">
                <text:p>NaN</text:p>
              </table:table-cell>
              <table:table-cell office:value-type="float" office:value="14.154">
                <text:p>14.15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stroke-dash draw:name="Long_20_Dot" draw:display-name="Long Dot" draw:style="rect" draw:dots1="1" draw:dots1-length="100%" draw:distance="300%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stroke-dash="Long_20_Dot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true" chart:minimum="0.1" chart:maximum="100000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minimum="10" chart:maximum="100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3pt" style:font-size-asian="13pt" style:font-size-complex="13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  <style:style style:name="T1" style:family="text">
      <style:text-properties fo:font-size="12pt" style:font-size-asian="9pt" style:font-size-complex="9pt"/>
    </style:style>
  </office:automatic-styles>
  <office:body>
    <office:chart>
      <chart:chart svg:width="22.776cm" svg:height="12.805cm" xlink:href=".." xlink:type="simple" chart:class="chart:scatter" chart:style-name="ch1">
        <chart:legend chart:legend-position="end" svg:x="5.305cm" svg:y="1.323cm" style:legend-expansion="custom" svg:width="7.874cm" svg:height="3.289cm" style:legend-expansion-aspect-ratio="2.39404074186683" chart:style-name="ch2"/>
        <chart:plot-area chart:style-name="ch3" svg:x="0.453cm" svg:y="0.253cm" svg:width="22.451cm" svg:height="12.034cm">
          <chart:coordinate-region svg:x="1.489cm" svg:y="0.449cm" svg:width="20.727cm" svg:height="11.199cm"/>
          <chart:axis chart:dimension="x" chart:name="primary-x" chart:style-name="ch4">
            <chart:title svg:x="10.084cm" svg:y="12.075cm" chart:style-name="ch5">
              <text:p><text:span text:style-name="T1">Model Elements</text:span></text:p>
            </chart:title>
            <chart:grid chart:style-name="ch6" chart:class="major"/>
          </chart:axis>
          <chart:axis chart:dimension="y" chart:name="primary-y" chart:style-name="ch7">
            <chart:title svg:x="0cm" svg:y="10.028cm" chart:style-name="ch8">
              <text:p><text:span text:style-name="T1">Normalized Execution Time ns/element</text:span></text:p>
            </chart:title>
            <chart:grid chart:style-name="ch6" chart:class="major"/>
            <chart:grid chart:style-name="ch9" chart:class="minor"/>
          </chart:axis>
          <chart:series chart:style-name="ch10" chart:values-cell-range-address="'Intersection Plus Construction'.F2:'Intersection Plus Construction'.F32" chart:label-cell-address="'Intersection Plus Construction'.F1:'Intersection Plus Construction'.F1" chart:class="chart:scatter">
            <chart:domain table:cell-range-address="'Intersection Plus Construction'.B2:'Intersection Plus Construction'.B38"/>
            <chart:data-point chart:repeated="37"/>
          </chart:series>
          <chart:series chart:style-name="ch11" chart:values-cell-range-address="'Intersection Plus Construction'.D2:'Intersection Plus Construction'.D38" chart:label-cell-address="'Intersection Plus Construction'.D1:'Intersection Plus Construction'.D1" chart:class="chart:scatter">
            <chart:data-point chart:repeated="37"/>
          </chart:series>
          <chart:series chart:style-name="ch12" chart:values-cell-range-address="'Intersection Plus Construction'.C2:'Intersection Plus Construction'.C38" chart:label-cell-address="'Intersection Plus Construction'.C1:'Intersection Plus Construction'.C1" chart:class="chart:scatter">
            <chart:data-point chart:repeated="37"/>
          </chart:series>
          <chart:series chart:style-name="ch13" chart:values-cell-range-address="'Intersection Plus Construction'.J2:'Intersection Plus Construction'.J38" chart:label-cell-address="'Intersection Plus Construction'.J1:'Intersection Plus Construction'.J1" chart:class="chart:scatter">
            <chart:data-point chart:repeated="37"/>
          </chart:series>
          <chart:series chart:style-name="ch14" chart:values-cell-range-address="'Intersection Plus Construction'.E2:'Intersection Plus Construction'.E38" chart:label-cell-address="'Intersection Plus Construction'.E1:'Intersection Plus Construction'.E1" chart:class="chart:scatter">
            <chart:data-point chart:repeated="37"/>
          </chart:series>
          <chart:series chart:style-name="ch15" chart:values-cell-range-address="'Intersection Plus Construction'.H2:'Intersection Plus Construction'.H38" chart:label-cell-address="'Intersection Plus Construction'.H1:'Intersection Plus Construction'.H1" chart:class="chart:scatter">
            <chart:data-point chart:repeated="37"/>
          </chart:series>
          <chart:series chart:style-name="ch16" chart:values-cell-range-address="'Intersection Plus Construction'.I2:'Intersection Plus Construction'.I38" chart:label-cell-address="'Intersection Plus Construction'.I1:'Intersection Plus Construction'.I1" chart:class="chart:scatter">
            <chart:data-point chart:repeated="37"/>
          </chart:series>
          <chart:series chart:style-name="ch17" chart:values-cell-range-address="'Intersection Plus Construction'.G2:'Intersection Plus Construction'.G6" chart:label-cell-address="'Intersection Plus Construction'.G1:'Intersection Plus Construction'.G1" chart:class="chart:scatter">
            <chart:data-point chart:repeated="3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nyCoCollection</text:p>
                <draw:g>
                  <svg:desc>'Intersection Plus Construction'.F1:'Intersection Plus Construction'.F1</svg:desc>
                </draw:g>
              </table:table-cell>
              <table:table-cell office:value-type="string">
                <text:p>LargeCoCollection</text:p>
                <draw:g>
                  <svg:desc>'Intersection Plus Construction'.D1:'Intersection Plus Construction'.D1</svg:desc>
                </draw:g>
              </table:table-cell>
              <table:table-cell office:value-type="string">
                <text:p>NonDeterminateJavaSet</text:p>
                <draw:g>
                  <svg:desc>'Intersection Plus Construction'.C1:'Intersection Plus Construction'.C1</svg:desc>
                </draw:g>
              </table:table-cell>
              <table:table-cell office:value-type="string">
                <text:p>LargeWellHashedCoCollection</text:p>
                <draw:g>
                  <svg:desc>'Intersection Plus Construction'.J1:'Intersection Plus Construction'.J1</svg:desc>
                </draw:g>
              </table:table-cell>
              <table:table-cell office:value-type="string">
                <text:p>SmallCoCollection</text:p>
                <draw:g>
                  <svg:desc>'Intersection Plus Construction'.E1:'Intersection Plus Construction'.E1</svg:desc>
                </draw:g>
              </table:table-cell>
              <table:table-cell office:value-type="string">
                <text:p>SmallWellHashedCoCollection</text:p>
                <draw:g>
                  <svg:desc>'Intersection Plus Construction'.H1:'Intersection Plus Construction'.H1</svg:desc>
                </draw:g>
              </table:table-cell>
              <table:table-cell office:value-type="string">
                <text:p>NonDeterminateWellHashedJavaSet</text:p>
                <draw:g>
                  <svg:desc>'Intersection Plus Construction'.I1:'Intersection Plus Construction'.I1</svg:desc>
                </draw:g>
              </table:table-cell>
              <table:table-cell office:value-type="string">
                <text:p>FixedCoCollection</text:p>
                <draw:g>
                  <svg:desc>'Intersection Plus Construction'.G1:'Intersection Plus Construction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Intersection Plus Construction'.B2:'Intersection Plus Construction'.B38</svg:desc>
                </draw:g>
              </table:table-cell>
              <table:table-cell office:value-type="float" office:value="130.6">
                <text:p>130.6</text:p>
                <draw:g>
                  <svg:desc>'Intersection Plus Construction'.F2:'Intersection Plus Construction'.F32</svg:desc>
                </draw:g>
              </table:table-cell>
              <table:table-cell office:value-type="float" office:value="109.6">
                <text:p>109.6</text:p>
                <draw:g>
                  <svg:desc>'Intersection Plus Construction'.D2:'Intersection Plus Construction'.D38</svg:desc>
                </draw:g>
              </table:table-cell>
              <table:table-cell office:value-type="float" office:value="78.8">
                <text:p>78.8</text:p>
                <draw:g>
                  <svg:desc>'Intersection Plus Construction'.C2:'Intersection Plus Construction'.C38</svg:desc>
                </draw:g>
              </table:table-cell>
              <table:table-cell office:value-type="float" office:value="109.5">
                <text:p>109.5</text:p>
                <draw:g>
                  <svg:desc>'Intersection Plus Construction'.J2:'Intersection Plus Construction'.J38</svg:desc>
                </draw:g>
              </table:table-cell>
              <table:table-cell office:value-type="float" office:value="124.6">
                <text:p>124.6</text:p>
                <draw:g>
                  <svg:desc>'Intersection Plus Construction'.E2:'Intersection Plus Construction'.E38</svg:desc>
                </draw:g>
              </table:table-cell>
              <table:table-cell office:value-type="float" office:value="124.7">
                <text:p>124.7</text:p>
                <draw:g>
                  <svg:desc>'Intersection Plus Construction'.H2:'Intersection Plus Construction'.H38</svg:desc>
                </draw:g>
              </table:table-cell>
              <table:table-cell office:value-type="float" office:value="77.2">
                <text:p>77.2</text:p>
                <draw:g>
                  <svg:desc>'Intersection Plus Construction'.I2:'Intersection Plus Construction'.I38</svg:desc>
                </draw:g>
              </table:table-cell>
              <table:table-cell office:value-type="float" office:value="51.4">
                <text:p>51.4</text:p>
                <draw:g>
                  <svg:desc>'Intersection Plus Construction'.G2:'Intersection Plus Construction'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.9">
                <text:p>97.9</text:p>
              </table:table-cell>
              <table:table-cell office:value-type="float" office:value="205.1">
                <text:p>205.1</text:p>
              </table:table-cell>
              <table:table-cell office:value-type="float" office:value="149.8">
                <text:p>149.8</text:p>
              </table:table-cell>
              <table:table-cell office:value-type="float" office:value="205.9">
                <text:p>205.9</text:p>
              </table:table-cell>
              <table:table-cell office:value-type="float" office:value="94.5">
                <text:p>94.5</text:p>
              </table:table-cell>
              <table:table-cell office:value-type="float" office:value="96.6">
                <text:p>96.6</text:p>
              </table:table-cell>
              <table:table-cell office:value-type="float" office:value="145.4">
                <text:p>145.4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9.4">
                <text:p>59.4</text:p>
              </table:table-cell>
              <table:table-cell office:value-type="float" office:value="130.4">
                <text:p>130.4</text:p>
              </table:table-cell>
              <table:table-cell office:value-type="float" office:value="94">
                <text:p>94</text:p>
              </table:table-cell>
              <table:table-cell office:value-type="float" office:value="119.1">
                <text:p>119.1</text:p>
              </table:table-cell>
              <table:table-cell office:value-type="float" office:value="57.7">
                <text:p>57.7</text:p>
              </table:table-cell>
              <table:table-cell office:value-type="float" office:value="57.4">
                <text:p>57.4</text:p>
              </table:table-cell>
              <table:table-cell office:value-type="float" office:value="89.9">
                <text:p>89.9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5.746">
                <text:p>45.746</text:p>
              </table:table-cell>
              <table:table-cell office:value-type="float" office:value="89.089">
                <text:p>89.089</text:p>
              </table:table-cell>
              <table:table-cell office:value-type="float" office:value="79.279">
                <text:p>79.279</text:p>
              </table:table-cell>
              <table:table-cell office:value-type="float" office:value="79.079">
                <text:p>79.079</text:p>
              </table:table-cell>
              <table:table-cell office:value-type="float" office:value="46.647">
                <text:p>46.647</text:p>
              </table:table-cell>
              <table:table-cell office:value-type="float" office:value="45.646">
                <text:p>45.646</text:p>
              </table:table-cell>
              <table:table-cell office:value-type="float" office:value="74.374">
                <text:p>74.374</text:p>
              </table:table-cell>
              <table:table-cell office:value-type="float" office:value="17.017">
                <text:p>17.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7.1">
                <text:p>37.1</text:p>
              </table:table-cell>
              <table:table-cell office:value-type="float" office:value="72">
                <text:p>72</text:p>
              </table:table-cell>
              <table:table-cell office:value-type="float" office:value="65.4">
                <text:p>65.4</text:p>
              </table:table-cell>
              <table:table-cell office:value-type="float" office:value="58.6">
                <text:p>58.6</text:p>
              </table:table-cell>
              <table:table-cell office:value-type="float" office:value="39.1">
                <text:p>39.1</text:p>
              </table:table-cell>
              <table:table-cell office:value-type="float" office:value="36.2">
                <text:p>36.2</text:p>
              </table:table-cell>
              <table:table-cell office:value-type="float" office:value="58.8">
                <text:p>58.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4.406">
                <text:p>34.406</text:p>
              </table:table-cell>
              <table:table-cell office:value-type="float" office:value="69.215">
                <text:p>69.215</text:p>
              </table:table-cell>
              <table:table-cell office:value-type="float" office:value="57.243">
                <text:p>57.243</text:p>
              </table:table-cell>
              <table:table-cell office:value-type="float" office:value="58.853">
                <text:p>58.853</text:p>
              </table:table-cell>
              <table:table-cell office:value-type="float" office:value="37.626">
                <text:p>37.626</text:p>
              </table:table-cell>
              <table:table-cell office:value-type="float" office:value="34.507">
                <text:p>34.507</text:p>
              </table:table-cell>
              <table:table-cell office:value-type="float" office:value="52.113">
                <text:p>52.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58.3">
                <text:p>58.3</text:p>
              </table:table-cell>
              <table:table-cell office:value-type="float" office:value="55.3">
                <text:p>55.3</text:p>
              </table:table-cell>
              <table:table-cell office:value-type="float" office:value="48.1">
                <text:p>48.1</text:p>
              </table:table-cell>
              <table:table-cell office:value-type="float" office:value="43.1">
                <text:p>43.1</text:p>
              </table:table-cell>
              <table:table-cell office:value-type="float" office:value="39">
                <text:p>39</text:p>
              </table:table-cell>
              <table:table-cell office:value-type="float" office:value="46.5">
                <text:p>4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38.586">
                <text:p>38.586</text:p>
              </table:table-cell>
              <table:table-cell office:value-type="float" office:value="64.141">
                <text:p>64.141</text:p>
              </table:table-cell>
              <table:table-cell office:value-type="float" office:value="49.596">
                <text:p>49.596</text:p>
              </table:table-cell>
              <table:table-cell office:value-type="float" office:value="49.899">
                <text:p>49.899</text:p>
              </table:table-cell>
              <table:table-cell office:value-type="float" office:value="47.273">
                <text:p>47.273</text:p>
              </table:table-cell>
              <table:table-cell office:value-type="float" office:value="44.747">
                <text:p>44.747</text:p>
              </table:table-cell>
              <table:table-cell office:value-type="float" office:value="43.737">
                <text:p>43.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43.333">
                <text:p>43.333</text:p>
              </table:table-cell>
              <table:table-cell office:value-type="float" office:value="53.535">
                <text:p>53.535</text:p>
              </table:table-cell>
              <table:table-cell office:value-type="float" office:value="49.697">
                <text:p>49.697</text:p>
              </table:table-cell>
              <table:table-cell office:value-type="float" office:value="42.121">
                <text:p>42.121</text:p>
              </table:table-cell>
              <table:table-cell office:value-type="float" office:value="51.616">
                <text:p>51.616</text:p>
              </table:table-cell>
              <table:table-cell office:value-type="float" office:value="47.576">
                <text:p>47.576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47.581">
                <text:p>47.581</text:p>
              </table:table-cell>
              <table:table-cell office:value-type="float" office:value="63.609">
                <text:p>63.609</text:p>
              </table:table-cell>
              <table:table-cell office:value-type="float" office:value="48.589">
                <text:p>48.589</text:p>
              </table:table-cell>
              <table:table-cell office:value-type="float" office:value="48.185">
                <text:p>48.185</text:p>
              </table:table-cell>
              <table:table-cell office:value-type="float" office:value="55.544">
                <text:p>55.544</text:p>
              </table:table-cell>
              <table:table-cell office:value-type="float" office:value="50.504">
                <text:p>50.504</text:p>
              </table:table-cell>
              <table:table-cell office:value-type="float" office:value="39.617">
                <text:p>39.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">
                <text:p>46</text:p>
              </table:table-cell>
              <table:table-cell office:value-type="float" office:value="52.277">
                <text:p>52.277</text:p>
              </table:table-cell>
              <table:table-cell office:value-type="float" office:value="51.967">
                <text:p>51.967</text:p>
              </table:table-cell>
              <table:table-cell office:value-type="float" office:value="46.791">
                <text:p>46.791</text:p>
              </table:table-cell>
              <table:table-cell office:value-type="float" office:value="39.234">
                <text:p>39.234</text:p>
              </table:table-cell>
              <table:table-cell office:value-type="float" office:value="56.418">
                <text:p>56.418</text:p>
              </table:table-cell>
              <table:table-cell office:value-type="float" office:value="54.141">
                <text:p>54.141</text:p>
              </table:table-cell>
              <table:table-cell office:value-type="float" office:value="38.199">
                <text:p>38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">
                <text:p>68</text:p>
              </table:table-cell>
              <table:table-cell office:value-type="float" office:value="59.034">
                <text:p>59.034</text:p>
              </table:table-cell>
              <table:table-cell office:value-type="float" office:value="50.525">
                <text:p>50.525</text:p>
              </table:table-cell>
              <table:table-cell office:value-type="float" office:value="44.748">
                <text:p>44.748</text:p>
              </table:table-cell>
              <table:table-cell office:value-type="float" office:value="38.761">
                <text:p>38.761</text:p>
              </table:table-cell>
              <table:table-cell office:value-type="float" office:value="61.345">
                <text:p>61.345</text:p>
              </table:table-cell>
              <table:table-cell office:value-type="float" office:value="55.567">
                <text:p>55.567</text:p>
              </table:table-cell>
              <table:table-cell office:value-type="float" office:value="37.605">
                <text:p>37.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">
                <text:p>100</text:p>
              </table:table-cell>
              <table:table-cell office:value-type="float" office:value="68.5">
                <text:p>68.5</text:p>
              </table:table-cell>
              <table:table-cell office:value-type="float" office:value="58.4">
                <text:p>58.4</text:p>
              </table:table-cell>
              <table:table-cell office:value-type="float" office:value="44.1">
                <text:p>44.1</text:p>
              </table:table-cell>
              <table:table-cell office:value-type="float" office:value="42.6">
                <text:p>42.6</text:p>
              </table:table-cell>
              <table:table-cell office:value-type="float" office:value="62.2">
                <text:p>62.2</text:p>
              </table:table-cell>
              <table:table-cell office:value-type="float" office:value="61.1">
                <text:p>61.1</text:p>
              </table:table-cell>
              <table:table-cell office:value-type="float" office:value="37.7">
                <text:p>3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">
                <text:p>147</text:p>
              </table:table-cell>
              <table:table-cell office:value-type="float" office:value="77.778">
                <text:p>77.778</text:p>
              </table:table-cell>
              <table:table-cell office:value-type="float" office:value="50">
                <text:p>50</text:p>
              </table:table-cell>
              <table:table-cell office:value-type="float" office:value="44.444">
                <text:p>44.444</text:p>
              </table:table-cell>
              <table:table-cell office:value-type="float" office:value="37.868">
                <text:p>37.868</text:p>
              </table:table-cell>
              <table:table-cell office:value-type="float" office:value="65.646">
                <text:p>65.646</text:p>
              </table:table-cell>
              <table:table-cell office:value-type="float" office:value="63.946">
                <text:p>63.946</text:p>
              </table:table-cell>
              <table:table-cell office:value-type="float" office:value="36.395">
                <text:p>36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5">
                <text:p>215</text:p>
              </table:table-cell>
              <table:table-cell office:value-type="float" office:value="94.767">
                <text:p>94.767</text:p>
              </table:table-cell>
              <table:table-cell office:value-type="float" office:value="61.512">
                <text:p>61.512</text:p>
              </table:table-cell>
              <table:table-cell office:value-type="float" office:value="42.674">
                <text:p>42.674</text:p>
              </table:table-cell>
              <table:table-cell office:value-type="float" office:value="43.721">
                <text:p>43.721</text:p>
              </table:table-cell>
              <table:table-cell office:value-type="float" office:value="69.419">
                <text:p>69.419</text:p>
              </table:table-cell>
              <table:table-cell office:value-type="float" office:value="66.86">
                <text:p>66.86</text:p>
              </table:table-cell>
              <table:table-cell office:value-type="float" office:value="38.023">
                <text:p>38.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">
                <text:p>316</text:p>
              </table:table-cell>
              <table:table-cell office:value-type="float" office:value="123.312">
                <text:p>123.312</text:p>
              </table:table-cell>
              <table:table-cell office:value-type="float" office:value="51.688">
                <text:p>51.688</text:p>
              </table:table-cell>
              <table:table-cell office:value-type="float" office:value="42.827">
                <text:p>42.827</text:p>
              </table:table-cell>
              <table:table-cell office:value-type="float" office:value="39.346">
                <text:p>39.346</text:p>
              </table:table-cell>
              <table:table-cell office:value-type="float" office:value="75.422">
                <text:p>75.422</text:p>
              </table:table-cell>
              <table:table-cell office:value-type="float" office:value="71.73">
                <text:p>71.73</text:p>
              </table:table-cell>
              <table:table-cell office:value-type="float" office:value="35.865">
                <text:p>35.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4">
                <text:p>464</text:p>
              </table:table-cell>
              <table:table-cell office:value-type="float" office:value="160.022">
                <text:p>160.022</text:p>
              </table:table-cell>
              <table:table-cell office:value-type="float" office:value="72.953">
                <text:p>72.953</text:p>
              </table:table-cell>
              <table:table-cell office:value-type="float" office:value="43.642">
                <text:p>43.642</text:p>
              </table:table-cell>
              <table:table-cell office:value-type="float" office:value="44.397">
                <text:p>44.397</text:p>
              </table:table-cell>
              <table:table-cell office:value-type="float" office:value="78.125">
                <text:p>78.125</text:p>
              </table:table-cell>
              <table:table-cell office:value-type="float" office:value="74.569">
                <text:p>74.569</text:p>
              </table:table-cell>
              <table:table-cell office:value-type="float" office:value="39.332">
                <text:p>39.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1">
                <text:p>681</text:p>
              </table:table-cell>
              <table:table-cell office:value-type="float" office:value="215.272">
                <text:p>215.272</text:p>
              </table:table-cell>
              <table:table-cell office:value-type="float" office:value="58.884">
                <text:p>58.884</text:p>
              </table:table-cell>
              <table:table-cell office:value-type="float" office:value="47.724">
                <text:p>47.724</text:p>
              </table:table-cell>
              <table:table-cell office:value-type="float" office:value="39.794">
                <text:p>39.794</text:p>
              </table:table-cell>
              <table:table-cell office:value-type="float" office:value="80.91">
                <text:p>80.91</text:p>
              </table:table-cell>
              <table:table-cell office:value-type="float" office:value="78.267">
                <text:p>78.267</text:p>
              </table:table-cell>
              <table:table-cell office:value-type="float" office:value="37.004">
                <text:p>37.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">
                <text:p>1000</text:p>
              </table:table-cell>
              <table:table-cell office:value-type="float" office:value="278.7">
                <text:p>278.7</text:p>
              </table:table-cell>
              <table:table-cell office:value-type="float" office:value="80.9">
                <text:p>80.9</text:p>
              </table:table-cell>
              <table:table-cell office:value-type="float" office:value="48.4">
                <text:p>48.4</text:p>
              </table:table-cell>
              <table:table-cell office:value-type="float" office:value="45.3">
                <text:p>45.3</text:p>
              </table:table-cell>
              <table:table-cell office:value-type="float" office:value="86.4">
                <text:p>86.4</text:p>
              </table:table-cell>
              <table:table-cell office:value-type="float" office:value="80.2">
                <text:p>80.2</text:p>
              </table:table-cell>
              <table:table-cell office:value-type="float" office:value="35.7">
                <text:p>3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8">
                <text:p>1468</text:p>
              </table:table-cell>
              <table:table-cell office:value-type="float" office:value="390.191">
                <text:p>390.191</text:p>
              </table:table-cell>
              <table:table-cell office:value-type="float" office:value="68.937">
                <text:p>68.937</text:p>
              </table:table-cell>
              <table:table-cell office:value-type="float" office:value="55.654">
                <text:p>55.654</text:p>
              </table:table-cell>
              <table:table-cell office:value-type="float" office:value="41.076">
                <text:p>41.076</text:p>
              </table:table-cell>
              <table:table-cell office:value-type="float" office:value="96.322">
                <text:p>96.322</text:p>
              </table:table-cell>
              <table:table-cell office:value-type="float" office:value="86.649">
                <text:p>86.649</text:p>
              </table:table-cell>
              <table:table-cell office:value-type="float" office:value="35.15">
                <text:p>35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4">
                <text:p>2154</text:p>
              </table:table-cell>
              <table:table-cell office:value-type="float" office:value="552.878">
                <text:p>552.878</text:p>
              </table:table-cell>
              <table:table-cell office:value-type="float" office:value="71.913">
                <text:p>71.913</text:p>
              </table:table-cell>
              <table:table-cell office:value-type="float" office:value="57.382">
                <text:p>57.382</text:p>
              </table:table-cell>
              <table:table-cell office:value-type="float" office:value="43.593">
                <text:p>43.593</text:p>
              </table:table-cell>
              <table:table-cell office:value-type="float" office:value="100.511">
                <text:p>100.511</text:p>
              </table:table-cell>
              <table:table-cell office:value-type="float" office:value="90.761">
                <text:p>90.761</text:p>
              </table:table-cell>
              <table:table-cell office:value-type="float" office:value="36.351">
                <text:p>36.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62">
                <text:p>3162</text:p>
              </table:table-cell>
              <table:table-cell office:value-type="float" office:value="790.512">
                <text:p>790.512</text:p>
              </table:table-cell>
              <table:table-cell office:value-type="float" office:value="98.988">
                <text:p>98.988</text:p>
              </table:table-cell>
              <table:table-cell office:value-type="float" office:value="60.152">
                <text:p>60.152</text:p>
              </table:table-cell>
              <table:table-cell office:value-type="float" office:value="47.09">
                <text:p>47.09</text:p>
              </table:table-cell>
              <table:table-cell office:value-type="float" office:value="101.708">
                <text:p>101.708</text:p>
              </table:table-cell>
              <table:table-cell office:value-type="float" office:value="91.841">
                <text:p>91.841</text:p>
              </table:table-cell>
              <table:table-cell office:value-type="float" office:value="36.781">
                <text:p>36.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42">
                <text:p>4642</text:p>
              </table:table-cell>
              <table:table-cell office:value-type="float" office:value="1122.964">
                <text:p>1122.964</text:p>
              </table:table-cell>
              <table:table-cell office:value-type="float" office:value="80.353">
                <text:p>80.353</text:p>
              </table:table-cell>
              <table:table-cell office:value-type="float" office:value="64.024">
                <text:p>64.024</text:p>
              </table:table-cell>
              <table:table-cell office:value-type="float" office:value="42.826">
                <text:p>42.826</text:p>
              </table:table-cell>
              <table:table-cell office:value-type="float" office:value="107.432">
                <text:p>107.432</text:p>
              </table:table-cell>
              <table:table-cell office:value-type="float" office:value="96.79">
                <text:p>96.79</text:p>
              </table:table-cell>
              <table:table-cell office:value-type="float" office:value="35.308">
                <text:p>35.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13">
                <text:p>6813</text:p>
              </table:table-cell>
              <table:table-cell office:value-type="float" office:value="1627.741">
                <text:p>1627.741</text:p>
              </table:table-cell>
              <table:table-cell office:value-type="float" office:value="105.68">
                <text:p>105.68</text:p>
              </table:table-cell>
              <table:table-cell office:value-type="float" office:value="66.329">
                <text:p>66.329</text:p>
              </table:table-cell>
              <table:table-cell office:value-type="float" office:value="48.686">
                <text:p>48.686</text:p>
              </table:table-cell>
              <table:table-cell office:value-type="float" office:value="112.329">
                <text:p>112.329</text:p>
              </table:table-cell>
              <table:table-cell office:value-type="float" office:value="99.545">
                <text:p>99.545</text:p>
              </table:table-cell>
              <table:table-cell office:value-type="float" office:value="36.856">
                <text:p>36.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">
                <text:p>10000</text:p>
              </table:table-cell>
              <table:table-cell office:value-type="float" office:value="2392">
                <text:p>2392</text:p>
              </table:table-cell>
              <table:table-cell office:value-type="float" office:value="89.92">
                <text:p>89.92</text:p>
              </table:table-cell>
              <table:table-cell office:value-type="float" office:value="70.71">
                <text:p>70.71</text:p>
              </table:table-cell>
              <table:table-cell office:value-type="float" office:value="50.28">
                <text:p>50.28</text:p>
              </table:table-cell>
              <table:table-cell office:value-type="float" office:value="115.33">
                <text:p>115.33</text:p>
              </table:table-cell>
              <table:table-cell office:value-type="float" office:value="104.9">
                <text:p>104.9</text:p>
              </table:table-cell>
              <table:table-cell office:value-type="float" office:value="37.4">
                <text:p>3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78">
                <text:p>14678</text:p>
              </table:table-cell>
              <table:table-cell office:value-type="float" office:value="NaN">
                <text:p>NaN</text:p>
              </table:table-cell>
              <table:table-cell office:value-type="float" office:value="119.369">
                <text:p>119.369</text:p>
              </table:table-cell>
              <table:table-cell office:value-type="float" office:value="76.271">
                <text:p>76.271</text:p>
              </table:table-cell>
              <table:table-cell office:value-type="float" office:value="65.309">
                <text:p>65.309</text:p>
              </table:table-cell>
              <table:table-cell office:value-type="float" office:value="117.066">
                <text:p>117.066</text:p>
              </table:table-cell>
              <table:table-cell office:value-type="float" office:value="106.847">
                <text:p>106.847</text:p>
              </table:table-cell>
              <table:table-cell office:value-type="float" office:value="43.494">
                <text:p>43.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544">
                <text:p>21544</text:p>
              </table:table-cell>
              <table:table-cell office:value-type="float" office:value="NaN">
                <text:p>NaN</text:p>
              </table:table-cell>
              <table:table-cell office:value-type="float" office:value="105.254">
                <text:p>105.254</text:p>
              </table:table-cell>
              <table:table-cell office:value-type="float" office:value="83.856">
                <text:p>83.856</text:p>
              </table:table-cell>
              <table:table-cell office:value-type="float" office:value="70.753">
                <text:p>70.753</text:p>
              </table:table-cell>
              <table:table-cell office:value-type="float" office:value="120.247">
                <text:p>120.247</text:p>
              </table:table-cell>
              <table:table-cell office:value-type="float" office:value="109.696">
                <text:p>109.696</text:p>
              </table:table-cell>
              <table:table-cell office:value-type="float" office:value="50.06">
                <text:p>5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23">
                <text:p>31623</text:p>
              </table:table-cell>
              <table:table-cell office:value-type="float" office:value="NaN">
                <text:p>NaN</text:p>
              </table:table-cell>
              <table:table-cell office:value-type="float" office:value="126.259">
                <text:p>126.259</text:p>
              </table:table-cell>
              <table:table-cell office:value-type="float" office:value="84.179">
                <text:p>84.179</text:p>
              </table:table-cell>
              <table:table-cell office:value-type="float" office:value="69.611">
                <text:p>69.611</text:p>
              </table:table-cell>
              <table:table-cell office:value-type="float" office:value="124.315">
                <text:p>124.315</text:p>
              </table:table-cell>
              <table:table-cell office:value-type="float" office:value="111.909">
                <text:p>111.909</text:p>
              </table:table-cell>
              <table:table-cell office:value-type="float" office:value="56.781">
                <text:p>56.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416">
                <text:p>46416</text:p>
              </table:table-cell>
              <table:table-cell office:value-type="float" office:value="NaN">
                <text:p>NaN</text:p>
              </table:table-cell>
              <table:table-cell office:value-type="float" office:value="110.748">
                <text:p>110.748</text:p>
              </table:table-cell>
              <table:table-cell office:value-type="float" office:value="88.821">
                <text:p>88.821</text:p>
              </table:table-cell>
              <table:table-cell office:value-type="float" office:value="87.261">
                <text:p>87.261</text:p>
              </table:table-cell>
              <table:table-cell office:value-type="float" office:value="127.275">
                <text:p>127.275</text:p>
              </table:table-cell>
              <table:table-cell office:value-type="float" office:value="116.384">
                <text:p>116.384</text:p>
              </table:table-cell>
              <table:table-cell office:value-type="float" office:value="70.256">
                <text:p>70.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129">
                <text:p>68129</text:p>
              </table:table-cell>
              <table:table-cell office:value-type="float" office:value="NaN">
                <text:p>NaN</text:p>
              </table:table-cell>
              <table:table-cell office:value-type="float" office:value="122.402">
                <text:p>122.402</text:p>
              </table:table-cell>
              <table:table-cell office:value-type="float" office:value="95.409">
                <text:p>95.409</text:p>
              </table:table-cell>
              <table:table-cell office:value-type="float" office:value="83.784">
                <text:p>83.784</text:p>
              </table:table-cell>
              <table:table-cell office:value-type="float" office:value="132.34">
                <text:p>132.34</text:p>
              </table:table-cell>
              <table:table-cell office:value-type="float" office:value="120.903">
                <text:p>120.903</text:p>
              </table:table-cell>
              <table:table-cell office:value-type="float" office:value="69.172">
                <text:p>69.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158.37">
                <text:p>158.37</text:p>
              </table:table-cell>
              <table:table-cell office:value-type="float" office:value="105.551">
                <text:p>105.551</text:p>
              </table:table-cell>
              <table:table-cell office:value-type="float" office:value="84.687">
                <text:p>84.687</text:p>
              </table:table-cell>
              <table:table-cell office:value-type="float" office:value="136.979">
                <text:p>136.979</text:p>
              </table:table-cell>
              <table:table-cell office:value-type="float" office:value="125.378">
                <text:p>125.378</text:p>
              </table:table-cell>
              <table:table-cell office:value-type="float" office:value="78.965">
                <text:p>78.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780">
                <text:p>146780</text:p>
              </table:table-cell>
              <table:table-cell office:value-type="float" office:value="NaN">
                <text:p>NaN</text:p>
              </table:table-cell>
              <table:table-cell office:value-type="float" office:value="159.587">
                <text:p>159.587</text:p>
              </table:table-cell>
              <table:table-cell office:value-type="float" office:value="120.967">
                <text:p>120.967</text:p>
              </table:table-cell>
              <table:table-cell office:value-type="float" office:value="93.314">
                <text:p>93.314</text:p>
              </table:table-cell>
              <table:table-cell office:value-type="float" office:value="141.399">
                <text:p>141.399</text:p>
              </table:table-cell>
              <table:table-cell office:value-type="float" office:value="130.302">
                <text:p>130.302</text:p>
              </table:table-cell>
              <table:table-cell office:value-type="float" office:value="80.839">
                <text:p>80.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5443">
                <text:p>215443</text:p>
              </table:table-cell>
              <table:table-cell office:value-type="float" office:value="NaN">
                <text:p>NaN</text:p>
              </table:table-cell>
              <table:table-cell office:value-type="float" office:value="220.425">
                <text:p>220.425</text:p>
              </table:table-cell>
              <table:table-cell office:value-type="float" office:value="148.291">
                <text:p>148.291</text:p>
              </table:table-cell>
              <table:table-cell office:value-type="float" office:value="114.2">
                <text:p>114.2</text:p>
              </table:table-cell>
              <table:table-cell office:value-type="float" office:value="147.319">
                <text:p>147.319</text:p>
              </table:table-cell>
              <table:table-cell office:value-type="float" office:value="135.377">
                <text:p>135.377</text:p>
              </table:table-cell>
              <table:table-cell office:value-type="float" office:value="89.45">
                <text:p>89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6228">
                <text:p>316228</text:p>
              </table:table-cell>
              <table:table-cell office:value-type="float" office:value="NaN">
                <text:p>NaN</text:p>
              </table:table-cell>
              <table:table-cell office:value-type="float" office:value="216.32">
                <text:p>216.32</text:p>
              </table:table-cell>
              <table:table-cell office:value-type="float" office:value="171.791">
                <text:p>171.791</text:p>
              </table:table-cell>
              <table:table-cell office:value-type="float" office:value="114.701">
                <text:p>114.701</text:p>
              </table:table-cell>
              <table:table-cell office:value-type="float" office:value="153.614">
                <text:p>153.614</text:p>
              </table:table-cell>
              <table:table-cell office:value-type="float" office:value="139.997">
                <text:p>139.997</text:p>
              </table:table-cell>
              <table:table-cell office:value-type="float" office:value="95.784">
                <text:p>95.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4159">
                <text:p>464159</text:p>
              </table:table-cell>
              <table:table-cell office:value-type="float" office:value="NaN">
                <text:p>NaN</text:p>
              </table:table-cell>
              <table:table-cell office:value-type="float" office:value="282.599">
                <text:p>282.599</text:p>
              </table:table-cell>
              <table:table-cell office:value-type="float" office:value="204.788">
                <text:p>204.788</text:p>
              </table:table-cell>
              <table:table-cell office:value-type="float" office:value="140.656">
                <text:p>140.656</text:p>
              </table:table-cell>
              <table:table-cell office:value-type="float" office:value="159.983">
                <text:p>159.983</text:p>
              </table:table-cell>
              <table:table-cell office:value-type="float" office:value="144.261">
                <text:p>144.261</text:p>
              </table:table-cell>
              <table:table-cell office:value-type="float" office:value="110.07">
                <text:p>11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1292">
                <text:p>681292</text:p>
              </table:table-cell>
              <table:table-cell office:value-type="float" office:value="NaN">
                <text:p>NaN</text:p>
              </table:table-cell>
              <table:table-cell office:value-type="float" office:value="286.992">
                <text:p>286.992</text:p>
              </table:table-cell>
              <table:table-cell office:value-type="float" office:value="238.19">
                <text:p>238.19</text:p>
              </table:table-cell>
              <table:table-cell office:value-type="float" office:value="153.016">
                <text:p>153.016</text:p>
              </table:table-cell>
              <table:table-cell office:value-type="float" office:value="168.926">
                <text:p>168.926</text:p>
              </table:table-cell>
              <table:table-cell office:value-type="float" office:value="150.427">
                <text:p>150.427</text:p>
              </table:table-cell>
              <table:table-cell office:value-type="float" office:value="118.794">
                <text:p>118.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363.387">
                <text:p>363.387</text:p>
              </table:table-cell>
              <table:table-cell office:value-type="float" office:value="293.103">
                <text:p>293.103</text:p>
              </table:table-cell>
              <table:table-cell office:value-type="float" office:value="191.697">
                <text:p>191.697</text:p>
              </table:table-cell>
              <table:table-cell office:value-type="float" office:value="180.385">
                <text:p>180.385</text:p>
              </table:table-cell>
              <table:table-cell office:value-type="float" office:value="158.879">
                <text:p>158.879</text:p>
              </table:table-cell>
              <table:table-cell office:value-type="float" office:value="143.141">
                <text:p>143.14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1.2$Windows_X86_64 LibreOffice_project/d3abf4aee5fd705e4a92bba33a32f40bc4e56f4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>
    <draw:stroke-dash draw:name="Long_20_Dot" draw:display-name="Long Dot" draw:style="rect" draw:dots1="1" draw:dots1-length="100%" draw:distance="300%"/>
  </office:styles>
</office:document-styles>
</file>